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5pt" fo:language="ru" fo:country="RU" fo:font-weight="bold" officeooo:rsid="000612b6" officeooo:paragraph-rsid="000612b6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fo:language="ru" fo:country="RU" officeooo:rsid="000612b6" officeooo:paragraph-rsid="000612b6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fo:language="ru" fo:country="RU" officeooo:rsid="000612b6" officeooo:paragraph-rsid="000612b6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language="ru" fo:country="RU" officeooo:rsid="000612b6" officeooo:paragraph-rsid="000612b6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fo:language="ru" fo:country="RU" officeooo:rsid="000612b6" officeooo:paragraph-rsid="000612b6" style:font-size-asian="12pt" style:font-size-complex="12pt" fo:background-color="#ffffff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0612b6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officeooo:paragraph-rsid="000612b6"/>
    </style:style>
    <style:style style:name="P8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fo:language="ru" fo:country="RU" fo:font-weight="normal" officeooo:rsid="000612b6" officeooo:paragraph-rsid="000612b6" style:font-size-asian="12pt" style:font-weight-asian="normal" style:font-size-complex="12pt" style:font-weight-complex="normal" fo:background-color="#ffffff"/>
    </style:style>
    <style:style style:name="P9" style:family="paragraph" style:parent-style-name="Heading_20_2">
      <style:paragraph-properties fo:line-height="100%" fo:text-align="justify" style:justify-single-word="false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0612b6" officeooo:paragraph-rsid="00071030" style:font-size-asian="12pt" style:font-weight-asian="normal" style:font-size-complex="12pt" style:font-weight-complex="normal" fo:background-color="#ffffff"/>
    </style:style>
    <style:style style:name="P10" style:family="paragraph" style:parent-style-name="Heading_20_2">
      <style:paragraph-properties fo:line-height="100%" fo:text-align="justify" style:justify-single-word="false"/>
      <style:text-properties fo:color="#000000" loext:opacity="100%" style:font-name="Times New Roman" officeooo:rsid="000612b6" officeooo:paragraph-rsid="00071030" style:font-size-asian="12pt" fo:background-color="#ffffff"/>
    </style:style>
    <style:style style:name="P11" style:family="paragraph" style:parent-style-name="Text_20_body">
      <style:paragraph-properties fo:margin-left="0cm" fo:margin-right="0cm" fo:margin-top="0.122cm" fo:margin-bottom="0.122cm" style:contextual-spacing="false" fo:line-height="100%" fo:text-align="justify" style:justify-single-word="false" fo:orphans="2" fo:widows="2" fo:text-indent="0cm" style:auto-text-indent="false"/>
      <style:text-properties fo:color="#008000" loext:opacity="100%" style:font-name="Times New Roman" officeooo:rsid="000612b6" style:font-size-asian="12pt" fo:background-color="#ffffff"/>
    </style:style>
    <style:style style:name="P12" style:family="paragraph" style:parent-style-name="Text_20_body">
      <style:paragraph-properties fo:margin-left="0cm" fo:margin-right="0cm" fo:margin-top="0.423cm" fo:margin-bottom="0.423cm" style:contextual-spacing="false" fo:line-height="100%" fo:text-align="justify" style:justify-single-word="false" fo:orphans="2" fo:widows="2" fo:text-indent="0cm" style:auto-text-indent="false"/>
      <style:text-properties fo:color="#000000" loext:opacity="100%" style:font-name="Times New Roman" officeooo:rsid="00071030" officeooo:paragraph-rsid="000a1faa" style:font-size-asian="12pt" fo:background-color="#ffffff"/>
    </style:style>
    <style:style style:name="P13" style:family="paragraph" style:parent-style-name="Text_20_body" style:list-style-name="L1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officeooo:rsid="000612b6" style:font-size-asian="12pt" style:font-weight-asian="normal" style:font-size-complex="12pt" style:font-weight-complex="normal" fo:background-color="#ffffff"/>
    </style:style>
    <style:style style:name="P14" style:family="paragraph" style:parent-style-name="Standard">
      <style:paragraph-properties fo:line-height="100%" fo:text-align="justify" style:justify-single-word="false"/>
      <style:text-properties fo:color="#000000" loext:opacity="100%" style:font-name="Times New Roman" fo:font-size="12pt" fo:language="ru" fo:country="RU" fo:font-weight="normal" officeooo:rsid="000612b6" officeooo:paragraph-rsid="000612b6" style:font-size-asian="12pt" style:font-weight-asian="normal" style:font-size-complex="12pt" style:font-weight-complex="normal" fo:background-color="#ffffff"/>
    </style:style>
    <style:style style:name="P15" style:family="paragraph" style:parent-style-name="Standard">
      <style:paragraph-properties fo:line-height="100%" fo:text-align="justify" style:justify-single-word="false"/>
      <style:text-properties fo:color="#000000" loext:opacity="100%" style:font-name="Times New Roman" fo:font-size="12pt" fo:language="ru" fo:country="RU" fo:font-weight="normal" officeooo:rsid="00071030" officeooo:paragraph-rsid="00071030" style:font-size-asian="12pt" style:font-weight-asian="normal" style:font-size-complex="12pt" style:font-weight-complex="normal" fo:background-color="#ffffff"/>
    </style:style>
    <style:style style:name="P16" style:family="paragraph" style:parent-style-name="Standard">
      <style:paragraph-properties fo:line-height="100%" fo:text-align="justify" style:justify-single-word="false"/>
      <style:text-properties fo:color="#000000" loext:opacity="100%" style:font-name="Times New Roman" fo:font-size="12pt" officeooo:paragraph-rsid="00071030" style:font-size-asian="12pt" style:font-size-complex="12pt"/>
    </style:style>
    <style:style style:name="P17" style:family="paragraph" style:parent-style-name="Standard">
      <style:paragraph-properties fo:line-height="100%"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088694" officeooo:paragraph-rsid="00071030" style:font-size-asian="12pt" style:font-size-complex="12pt"/>
    </style:style>
    <style:style style:name="P18" style:family="paragraph" style:parent-style-name="Heading_20_2">
      <style:paragraph-properties fo:line-height="100%" fo:text-align="justify" style:justify-single-word="false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071030" officeooo:paragraph-rsid="00071030" style:font-size-asian="12pt" style:font-weight-asian="normal" style:font-size-complex="12pt" style:font-weight-complex="normal" fo:background-color="#ffffff"/>
    </style:style>
    <style:style style:name="P19" style:family="paragraph" style:parent-style-name="Text_20_body">
      <style:paragraph-properties fo:margin-left="0cm" fo:margin-right="0cm" fo:margin-top="0.423cm" fo:margin-bottom="0.423cm" style:contextual-spacing="false" fo:line-height="100%" fo:text-align="justify" style:justify-single-word="false" fo:orphans="2" fo:widows="2" fo:text-indent="0cm" style:auto-text-indent="false"/>
      <style:text-properties fo:color="#000000" loext:opacity="100%" style:font-name="Times New Roman" officeooo:rsid="00071030" style:font-size-asian="12pt" fo:background-color="#ffffff"/>
    </style:style>
    <style:style style:name="P20" style:family="paragraph" style:parent-style-name="Text_20_body">
      <style:paragraph-properties fo:margin-left="0cm" fo:margin-right="0cm" fo:margin-top="0.122cm" fo:margin-bottom="0.122cm" style:contextual-spacing="false" fo:line-height="100%" fo:text-align="justify" style:justify-single-word="false" fo:orphans="2" fo:widows="2" fo:text-indent="0cm" style:auto-text-indent="false"/>
      <style:text-properties fo:color="#008000" loext:opacity="100%" style:font-name="Times New Roman" officeooo:rsid="000612b6" officeooo:paragraph-rsid="000a1faa" style:font-size-asian="12pt" fo:background-color="#ffffff"/>
    </style:style>
    <style:style style:name="P21" style:family="paragraph" style:parent-style-name="Text_20_body" style:list-style-name="L2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padding="0cm" fo:border="none"/>
      <style:text-properties fo:color="#000000" loext:opacity="100%" style:font-name="Times New Roman" officeooo:rsid="00071030" style:font-size-asian="12pt" fo:background-color="#ffffff"/>
    </style:style>
    <style:style style:name="P22" style:family="paragraph" style:parent-style-name="Text_20_body" style:list-style-name="L3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padding="0cm" fo:border="none"/>
      <style:text-properties fo:color="#000000" loext:opacity="100%" style:font-name="Times New Roman" officeooo:rsid="00071030" style:font-size-asian="12pt" fo:background-color="#ffffff"/>
    </style:style>
    <style:style style:name="P23" style:family="paragraph" style:parent-style-name="Standard">
      <style:paragraph-properties fo:line-height="100%" fo:text-align="justify" style:justify-single-word="false"/>
      <style:text-properties fo:color="#000000" loext:opacity="100%" style:font-name="Times New Roman" fo:font-size="12pt" fo:language="ru" fo:country="RU" fo:font-weight="normal" officeooo:rsid="000a1faa" officeooo:paragraph-rsid="000a1faa" style:font-size-asian="12pt" style:font-weight-asian="normal" style:font-size-complex="12pt" style:font-weight-complex="normal" fo:background-color="#ffffff"/>
    </style:style>
    <style:style style:name="P24" style:family="paragraph" style:parent-style-name="Standard">
      <style:paragraph-properties fo:line-height="100%" fo:text-align="justify" style:justify-single-word="false"/>
      <style:text-properties fo:color="#000000" loext:opacity="100%" style:font-name="Times New Roman" fo:font-size="12pt" fo:language="ru" fo:country="RU" fo:font-weight="normal" officeooo:rsid="000b1988" officeooo:paragraph-rsid="000b1988" style:font-size-asian="12pt" style:font-weight-asian="normal" style:font-size-complex="12pt" style:font-weight-complex="normal" fo:background-color="#ffffff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0b1988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letter-spacing="normal" fo:font-style="normal" officeooo:paragraph-rsid="000b1988"/>
    </style:style>
    <style:style style:name="P27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0b1988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P2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style:font-weight-asian="normal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fo:color="#000000" loext:opacity="100%" style:font-name="Times New Roman"/>
    </style:style>
    <style:style style:name="P31" style:family="paragraph" style:parent-style-name="Text_20_body">
      <style:paragraph-properties fo:margin-left="0cm" fo:margin-right="0cm" fo:margin-top="0.122cm" fo:margin-bottom="0.122cm" style:contextual-spacing="false" fo:line-height="100%" fo:text-align="justify" style:justify-single-word="false" fo:orphans="2" fo:widows="2" fo:text-indent="0cm" style:auto-text-indent="false"/>
      <style:text-properties fo:color="#008000" loext:opacity="100%" style:font-name="Times New Roman" officeooo:rsid="000612b6" officeooo:paragraph-rsid="000c5269" style:font-size-asian="12pt" fo:background-color="#ffffff"/>
    </style:style>
    <style:style style:name="P32" style:family="paragraph" style:parent-style-name="Text_20_body">
      <style:paragraph-properties fo:margin-left="0cm" fo:margin-right="0cm" fo:margin-top="0.423cm" fo:margin-bottom="0.423cm" style:contextual-spacing="false" fo:line-height="100%" fo:text-align="justify" style:justify-single-word="false" fo:orphans="2" fo:widows="2" fo:text-indent="0cm" style:auto-text-indent="false"/>
      <style:text-properties fo:color="#000000" loext:opacity="100%" style:font-name="Times New Roman" officeooo:rsid="00071030" officeooo:paragraph-rsid="000c5269" style:font-size-asian="12pt" fo:background-color="#ffffff"/>
    </style:style>
    <style:style style:name="P33" style:family="paragraph" style:parent-style-name="Text_20_body">
      <style:paragraph-properties fo:margin-left="0cm" fo:margin-right="0cm" fo:margin-top="0.222cm" fo:margin-bottom="0.222cm" style:contextual-spacing="false" fo:line-height="100%" fo:text-align="justify" style:justify-single-word="false" fo:orphans="2" fo:widows="2" fo:text-indent="0cm" style:auto-text-indent="false"/>
      <style:text-properties fo:color="#000000" loext:opacity="100%" style:font-name="Times New Roman" fo:font-size="12pt" fo:font-weight="normal" officeooo:rsid="00071030" officeooo:paragraph-rsid="000c5269" style:font-size-asian="12pt" style:font-weight-asian="normal" style:font-size-complex="12pt" style:font-weight-complex="normal" fo:background-color="#ffffff"/>
    </style:style>
    <style:style style:name="P34" style:family="paragraph" style:parent-style-name="Text_20_body" style:list-style-name="L4">
      <style:paragraph-properties fo:margin-top="0.222cm" fo:margin-bottom="0.222cm" style:contextual-spacing="false" fo:line-height="100%" fo:text-align="justify" style:justify-single-word="false"/>
      <style:text-properties fo:color="#000000" loext:opacity="100%" style:font-name="Times New Roman" officeooo:rsid="00071030" style:font-size-asian="12pt" fo:background-color="#ffffff"/>
    </style:style>
    <style:style style:name="P35" style:family="paragraph" style:parent-style-name="Text_20_body">
      <style:paragraph-properties fo:margin-top="0.222cm" fo:margin-bottom="0.222cm" style:contextual-spacing="false" fo:line-height="100%" fo:text-align="justify" style:justify-single-word="false"/>
      <style:text-properties fo:color="#000000" loext:opacity="100%" style:font-name="Times New Roman" fo:font-size="12pt" fo:font-weight="normal" officeooo:rsid="00071030" style:font-size-asian="12pt" style:font-weight-asian="normal" style:font-size-complex="12pt" style:font-weight-complex="normal" fo:background-color="#ffffff"/>
    </style:style>
    <style:style style:name="P36" style:family="paragraph" style:parent-style-name="Text_20_body" style:list-style-name="L5">
      <style:paragraph-properties fo:margin-top="0.222cm" fo:margin-bottom="0.222cm" style:contextual-spacing="false" fo:line-height="100%" fo:text-align="justify" style:justify-single-word="false"/>
      <style:text-properties fo:color="#000000" loext:opacity="100%" style:font-name="Times New Roman" officeooo:rsid="00071030" style:font-size-asian="12pt" fo:background-color="#ffffff"/>
    </style:style>
    <style:style style:name="P37" style:family="paragraph" style:parent-style-name="Text_20_body" style:list-style-name="L5">
      <style:paragraph-properties fo:margin-top="0.222cm" fo:margin-bottom="0.222cm" style:contextual-spacing="false" fo:line-height="100%" fo:text-align="justify" style:justify-single-word="false"/>
      <style:text-properties fo:color="#000000" loext:opacity="100%" style:font-name="Times New Roman" fo:font-size="12pt" fo:font-weight="normal" officeooo:rsid="00071030" style:font-size-asian="12pt" style:font-weight-asian="normal" style:font-size-complex="12pt" style:font-weight-complex="normal" fo:background-color="#ffffff"/>
    </style:style>
    <style:style style:name="P38" style:family="paragraph" style:parent-style-name="Standard">
      <style:paragraph-properties fo:text-align="justify" style:justify-single-word="false"/>
      <style:text-properties fo:color="#000000" loext:opacity="100%" style:font-name="Times New Roman" fo:font-size="15pt" fo:language="ru" fo:country="RU" fo:font-weight="bold" officeooo:rsid="000d186d" officeooo:paragraph-rsid="000d186d" style:font-size-asian="15pt" style:font-weight-asian="bold" style:font-size-complex="15pt" style:font-weight-complex="bold" fo:background-color="#ffffff"/>
    </style:style>
    <style:style style:name="P39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fo:language="ru" fo:country="RU" fo:font-weight="normal" officeooo:rsid="000d186d" officeooo:paragraph-rsid="000d186d" style:font-size-asian="12pt" style:font-weight-asian="normal" style:font-size-complex="12pt" style:font-weight-complex="normal" fo:background-color="#ffffff"/>
    </style:style>
    <style:style style:name="P40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fo:language="ru" fo:country="RU" fo:font-weight="normal" officeooo:rsid="000d8a8f" officeooo:paragraph-rsid="000d8a8f" style:font-size-asian="12pt" style:font-weight-asian="normal" style:font-size-complex="12pt" style:font-weight-complex="normal" fo:background-color="#ffffff"/>
    </style:style>
    <style:style style:name="P41" style:family="paragraph" style:parent-style-name="Standard">
      <style:paragraph-properties fo:line-height="100%" fo:text-align="justify" style:justify-single-word="false"/>
      <style:text-properties fo:color="#000000" loext:opacity="100%" style:font-name="Times New Roman" fo:font-size="12pt" fo:language="ru" fo:country="RU" fo:font-weight="normal" officeooo:rsid="000d186d" officeooo:paragraph-rsid="000d186d" style:font-size-asian="12pt" style:font-weight-asian="normal" style:font-size-complex="12pt" style:font-weight-complex="normal" fo:background-color="#ffffff"/>
    </style:style>
    <style:style style:name="P42" style:family="paragraph" style:parent-style-name="Standard">
      <style:paragraph-properties fo:line-height="100%" fo:text-align="justify" style:justify-single-word="false"/>
      <style:text-properties fo:color="#000000" loext:opacity="100%" style:font-name="Times New Roman" fo:font-size="12pt" officeooo:paragraph-rsid="000d186d" style:font-size-asian="12pt" style:font-size-complex="12pt"/>
    </style:style>
    <style:style style:name="P43" style:family="paragraph" style:parent-style-name="Standard">
      <style:paragraph-properties fo:line-height="100%" fo:text-align="justify" style:justify-single-word="false"/>
      <style:text-properties fo:color="#000000" loext:opacity="100%" style:font-name="Times New Roman" fo:font-size="12pt" fo:language="ru" fo:country="RU" fo:font-weight="normal" officeooo:rsid="000b1988" officeooo:paragraph-rsid="000d186d" style:font-size-asian="12pt" style:font-weight-asian="normal" style:font-size-complex="12pt" style:font-weight-complex="normal" fo:background-color="#ffffff"/>
    </style:style>
    <style:style style:name="P4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0d8a8f" style:font-weight-asian="normal" style:font-weight-complex="normal"/>
    </style:style>
    <style:style style:name="P45" style:family="paragraph" style:parent-style-name="Text_20_body">
      <style:paragraph-properties fo:text-align="justify" style:justify-single-word="false"/>
      <style:text-properties fo:color="#000000" loext:opacity="100%" style:font-name="Times New Roman" officeooo:paragraph-rsid="000d8a8f"/>
    </style:style>
    <style:style style:name="P46" style:family="paragraph" style:parent-style-name="Text_20_body">
      <style:paragraph-properties fo:margin-left="0cm" fo:margin-right="0cm" fo:margin-top="0.122cm" fo:margin-bottom="0.122cm" style:contextual-spacing="false" fo:line-height="100%" fo:text-align="justify" style:justify-single-word="false" fo:orphans="2" fo:widows="2" fo:text-indent="0cm" style:auto-text-indent="false"/>
      <style:text-properties fo:color="#008000" loext:opacity="100%" style:font-name="Times New Roman" officeooo:rsid="000612b6" officeooo:paragraph-rsid="000d8a8f" style:font-size-asian="12pt" fo:background-color="#ffffff"/>
    </style:style>
    <style:style style:name="P47" style:family="paragraph" style:parent-style-name="Text_20_body">
      <style:paragraph-properties fo:margin-left="0cm" fo:margin-right="0cm" fo:margin-top="0.423cm" fo:margin-bottom="0.423cm" style:contextual-spacing="false" fo:line-height="100%" fo:text-align="justify" style:justify-single-word="false" fo:orphans="2" fo:widows="2" fo:text-indent="0cm" style:auto-text-indent="false"/>
      <style:text-properties fo:color="#000000" loext:opacity="100%" style:font-name="Times New Roman" officeooo:rsid="00071030" officeooo:paragraph-rsid="000d8a8f" style:font-size-asian="12pt" fo:background-color="#ffffff"/>
    </style:style>
    <style:style style:name="P48" style:family="paragraph" style:parent-style-name="Heading_20_3">
      <style:paragraph-properties fo:margin-left="0cm" fo:margin-right="0cm" fo:margin-top="0.122cm" fo:margin-bottom="0.122cm" style:contextual-spacing="false" fo:line-height="100%" fo:text-align="justify" style:justify-single-word="false" fo:orphans="2" fo:widows="2" fo:text-indent="0cm" style:auto-text-indent="false"/>
      <style:text-properties fo:color="#000000" loext:opacity="100%" style:font-name="Times New Roman" fo:font-size="12pt" fo:font-weight="normal" officeooo:rsid="00071030" officeooo:paragraph-rsid="000d8a8f" style:font-size-asian="12pt" style:font-weight-asian="normal" style:font-size-complex="12pt" style:font-weight-complex="normal" fo:background-color="#ffffff"/>
    </style:style>
    <style:style style:name="P49" style:family="paragraph" style:parent-style-name="Text_20_body" style:list-style-name="L6">
      <style:paragraph-properties fo:margin-top="0.122cm" fo:margin-bottom="0.122cm" style:contextual-spacing="false" fo:line-height="100%" fo:text-align="justify" style:justify-single-word="false"/>
      <style:text-properties fo:color="#000000" loext:opacity="100%" style:font-name="Times New Roman" officeooo:rsid="00071030" style:font-size-asian="12pt" fo:background-color="#ffffff"/>
    </style:style>
    <style:style style:name="P50" style:family="paragraph" style:parent-style-name="Text_20_body">
      <style:paragraph-properties fo:margin-top="0.122cm" fo:margin-bottom="0.122cm" style:contextual-spacing="false" fo:line-height="100%" fo:text-align="justify" style:justify-single-word="false"/>
      <style:text-properties fo:color="#000000" loext:opacity="100%" style:font-name="Times New Roman" officeooo:rsid="00071030" style:font-size-asian="12pt" fo:background-color="#ffffff"/>
    </style:style>
    <style:style style:name="P51" style:family="paragraph" style:parent-style-name="Heading_20_3">
      <style:paragraph-properties fo:margin-left="0cm" fo:margin-right="0cm" fo:margin-top="0.122cm" fo:margin-bottom="0.122cm" style:contextual-spacing="false" fo:line-height="100%" fo:text-align="justify" style:justify-single-word="false" fo:orphans="2" fo:widows="2" fo:text-indent="0cm" style:auto-text-indent="false"/>
      <style:text-properties fo:color="#000000" loext:opacity="100%" style:font-name="Times New Roman" officeooo:rsid="00071030" officeooo:paragraph-rsid="000d8a8f" style:font-size-asian="12pt" fo:background-color="#ffffff"/>
    </style:style>
    <style:style style:name="P52" style:family="paragraph" style:parent-style-name="Text_20_body" style:list-style-name="L7">
      <style:paragraph-properties fo:margin-top="0.021cm" fo:margin-bottom="0.021cm" style:contextual-spacing="false" fo:line-height="100%" fo:text-align="justify" style:justify-single-word="false"/>
      <style:text-properties fo:color="#000000" loext:opacity="100%" style:font-name="Times New Roman" officeooo:rsid="00071030" style:font-size-asian="12pt" fo:background-color="#ffffff"/>
    </style:style>
    <style:style style:name="P53" style:family="paragraph" style:parent-style-name="Heading_20_3">
      <style:paragraph-properties fo:margin-top="0.122cm" fo:margin-bottom="0.122cm" style:contextual-spacing="false" fo:text-align="justify" style:justify-single-word="false"/>
      <style:text-properties fo:color="#000000" loext:opacity="100%" style:font-name="Times New Roman" fo:font-size="12pt" fo:font-style="normal" style:text-underline-style="none" fo:font-weight="normal" officeooo:rsid="00071030" style:font-size-asian="12pt" style:font-style-asian="normal" style:font-weight-asian="normal" style:font-size-complex="12pt" style:font-style-complex="normal" style:font-weight-complex="normal" fo:background-color="#ffffff"/>
    </style:style>
    <style:style style:name="P54" style:family="paragraph" style:parent-style-name="Text_20_body" style:list-style-name="L8">
      <style:paragraph-properties fo:margin-top="0.122cm" fo:margin-bottom="0.122cm" style:contextual-spacing="false" fo:line-height="100%" fo:text-align="justify" style:justify-single-word="false"/>
      <style:text-properties fo:color="#000000" loext:opacity="100%" style:font-name="Times New Roman" officeooo:rsid="00071030" style:font-size-asian="12pt" fo:background-color="#ffffff"/>
    </style:style>
    <style:style style:name="P55" style:family="paragraph" style:parent-style-name="Heading_20_2">
      <style:paragraph-properties fo:margin-left="0cm" fo:margin-right="0cm" fo:margin-top="0.122cm" fo:margin-bottom="0.122cm" style:contextual-spacing="false" fo:line-height="100%" fo:text-align="justify" style:justify-single-word="false" fo:orphans="2" fo:widows="2" fo:text-indent="0cm" style:auto-text-indent="false"/>
      <style:text-properties fo:color="#000000" loext:opacity="100%" style:font-name="Times New Roman" fo:font-size="12pt" fo:font-weight="normal" officeooo:rsid="00071030" officeooo:paragraph-rsid="000d8a8f" style:font-size-asian="12pt" style:font-weight-asian="normal" style:font-size-complex="12pt" style:font-weight-complex="normal" fo:background-color="#ffffff"/>
    </style:style>
    <style:style style:name="P56" style:family="paragraph" style:parent-style-name="Text_20_body" style:list-style-name="L9">
      <style:paragraph-properties fo:margin-top="0.122cm" fo:margin-bottom="0.122cm" style:contextual-spacing="false" fo:line-height="100%" fo:text-align="justify" style:justify-single-word="false"/>
      <style:text-properties officeooo:paragraph-rsid="000d8a8f"/>
    </style:style>
    <style:style style:name="P57" style:family="paragraph" style:parent-style-name="Text_20_body" style:list-style-name="L10">
      <style:paragraph-properties fo:margin-top="0.122cm" fo:margin-bottom="0.122cm" style:contextual-spacing="false" fo:line-height="100%" fo:text-align="justify" style:justify-single-word="false"/>
      <style:text-properties fo:color="#000000" loext:opacity="100%" style:font-name="Times New Roman" officeooo:rsid="00071030" style:font-size-asian="12pt" fo:background-color="#ffffff"/>
    </style:style>
    <style:style style:name="P58" style:family="paragraph" style:parent-style-name="Text_20_body" style:list-style-name="L10">
      <style:paragraph-properties fo:margin-top="0.122cm" fo:margin-bottom="0.122cm" style:contextual-spacing="false" fo:line-height="100%" fo:text-align="justify" style:justify-single-word="false"/>
      <style:text-properties fo:color="#000000" loext:opacity="100%" style:font-name="Times New Roman" fo:font-size="12pt" fo:font-weight="normal" officeooo:rsid="00071030" style:font-size-asian="12pt" style:font-weight-asian="normal" style:font-size-complex="12pt" style:font-weight-complex="normal" fo:background-color="#ffffff"/>
    </style:style>
    <style:style style:name="P59" style:family="paragraph" style:parent-style-name="Text_20_body" style:list-style-name="L11">
      <style:paragraph-properties fo:margin-top="0.122cm" fo:margin-bottom="0.122cm" style:contextual-spacing="false" fo:line-height="100%" fo:text-align="justify" style:justify-single-word="false"/>
      <style:text-properties fo:color="#000000" loext:opacity="100%" style:font-name="Times New Roman" fo:font-size="12pt" fo:font-weight="normal" officeooo:rsid="00071030" style:font-size-asian="12pt" style:font-weight-asian="normal" style:font-size-complex="12pt" style:font-weight-complex="normal" fo:background-color="#ffffff"/>
    </style:style>
    <style:style style:name="P60" style:family="paragraph" style:parent-style-name="Text_20_body" style:list-style-name="L11">
      <style:paragraph-properties fo:margin-top="0.122cm" fo:margin-bottom="0.122cm" style:contextual-spacing="false" fo:line-height="100%" fo:text-align="justify" style:justify-single-word="false"/>
      <style:text-properties fo:color="#000000" loext:opacity="100%" style:font-name="Times New Roman" officeooo:rsid="00071030" style:font-size-asian="12pt" fo:background-color="#ffffff"/>
    </style:style>
    <style:style style:name="P61" style:family="paragraph" style:parent-style-name="Text_20_body" style:list-style-name="L12">
      <style:paragraph-properties fo:margin-top="0.122cm" fo:margin-bottom="0.122cm" style:contextual-spacing="false" fo:line-height="100%" fo:text-align="justify" style:justify-single-word="false"/>
    </style:style>
    <style:style style:name="P62" style:family="paragraph" style:parent-style-name="Text_20_body" style:list-style-name="L11">
      <style:paragraph-properties fo:margin-top="0.122cm" fo:margin-bottom="0.122cm" style:contextual-spacing="false" fo:line-height="100%" fo:text-align="justify" style:justify-single-word="false"/>
    </style:style>
    <style:style style:name="P63" style:family="paragraph" style:parent-style-name="Heading_20_2">
      <style:paragraph-properties fo:margin-left="0cm" fo:margin-right="0cm" fo:margin-top="0.122cm" fo:margin-bottom="0.122cm" style:contextual-spacing="false" fo:line-height="100%" fo:text-align="justify" style:justify-single-word="false" fo:orphans="2" fo:widows="2" fo:text-indent="0cm" style:auto-text-indent="false"/>
      <style:text-properties fo:color="#000000" loext:opacity="100%" style:font-name="Times New Roman" fo:font-size="12pt" fo:font-style="normal" style:text-underline-style="none" fo:font-weight="normal" officeooo:rsid="00071030" officeooo:paragraph-rsid="000d8a8f" style:font-size-asian="12pt" style:font-style-asian="normal" style:font-weight-asian="normal" style:font-size-complex="12pt" style:font-style-complex="normal" style:font-weight-complex="normal" fo:background-color="#ffffff"/>
    </style:style>
    <style:style style:name="P64" style:family="paragraph" style:parent-style-name="Heading_20_2" style:list-style-name="L13">
      <style:paragraph-properties fo:margin-top="0.122cm" fo:margin-bottom="0.122cm" style:contextual-spacing="false" fo:line-height="100%" fo:text-align="justify" style:justify-single-word="false" fo:orphans="2" fo:widows="2"/>
      <style:text-properties officeooo:paragraph-rsid="000d8a8f"/>
    </style:style>
    <style:style style:name="P65" style:family="paragraph" style:parent-style-name="Text_20_body">
      <style:paragraph-properties fo:margin-top="0.122cm" fo:margin-bottom="0.122cm" style:contextual-spacing="false" fo:line-height="100%" fo:text-align="justify" style:justify-single-word="false" fo:orphans="2" fo:widows="2"/>
      <style:text-properties officeooo:paragraph-rsid="000d8a8f"/>
    </style:style>
    <style:style style:name="P66" style:family="paragraph" style:parent-style-name="Text_20_body">
      <style:paragraph-properties fo:margin-left="0cm" fo:margin-right="0cm" fo:margin-top="0.122cm" fo:margin-bottom="0.122cm" style:contextual-spacing="false" fo:line-height="100%" fo:text-align="justify" style:justify-single-word="false" fo:orphans="2" fo:widows="2" fo:text-indent="0cm" style:auto-text-indent="false"/>
      <style:text-properties fo:color="#000000" loext:opacity="100%" style:font-name="Times New Roman" fo:font-size="12pt" fo:font-style="normal" style:text-underline-style="none" fo:font-weight="normal" officeooo:rsid="000d8a8f" officeooo:paragraph-rsid="00129484" style:font-size-asian="12pt" style:font-style-asian="normal" style:font-weight-asian="normal" style:font-size-complex="12pt" style:font-style-complex="normal" style:font-weight-complex="normal" fo:background-color="#ffffff"/>
    </style:style>
    <style:style style:name="P67" style:family="paragraph" style:parent-style-name="Text_20_body">
      <style:paragraph-properties fo:margin-left="0cm" fo:margin-right="0cm" fo:margin-top="0.122cm" fo:margin-bottom="0.122cm" style:contextual-spacing="false" fo:line-height="100%" fo:text-align="justify" style:justify-single-word="false" fo:orphans="2" fo:widows="2" fo:text-indent="0cm" style:auto-text-indent="false"/>
      <style:text-properties fo:color="#000000" loext:opacity="100%" style:font-name="Times New Roman" fo:font-size="12pt" fo:font-style="normal" style:text-underline-style="none" fo:font-weight="normal" officeooo:rsid="000d8a8f" officeooo:paragraph-rsid="000d8a8f" style:font-size-asian="12pt" style:font-style-asian="normal" style:font-weight-asian="normal" style:font-size-complex="12pt" style:font-style-complex="normal" style:font-weight-complex="normal" fo:background-color="#ffffff"/>
    </style:style>
    <style:style style:name="P68" style:family="paragraph" style:parent-style-name="Standard">
      <style:paragraph-properties fo:line-height="100%" fo:text-align="justify" style:justify-single-word="false"/>
      <style:text-properties fo:color="#000000" loext:opacity="100%" style:font-name="Times New Roman" fo:font-size="12pt" fo:language="ru" fo:country="RU" fo:font-weight="normal" officeooo:rsid="000b1988" officeooo:paragraph-rsid="000d8a8f" style:font-size-asian="12pt" style:font-weight-asian="normal" style:font-size-complex="12pt" style:font-weight-complex="normal" fo:background-color="#ffffff"/>
    </style:style>
    <style:style style:name="P69" style:family="paragraph" style:parent-style-name="Standard">
      <style:paragraph-properties fo:line-height="100%" fo:text-align="justify" style:justify-single-word="false"/>
      <style:text-properties fo:color="#000000" loext:opacity="100%" style:font-name="Times New Roman" fo:font-size="12pt" fo:language="ru" fo:country="RU" fo:font-weight="normal" officeooo:rsid="000d186d" officeooo:paragraph-rsid="000d8a8f" style:font-size-asian="12pt" style:font-weight-asian="normal" style:font-size-complex="12pt" style:font-weight-complex="normal" fo:background-color="#ffffff"/>
    </style:style>
    <style:style style:name="P70" style:family="paragraph" style:parent-style-name="Text_20_body" style:list-style-name="L14">
      <style:paragraph-properties fo:margin-left="0cm" fo:margin-right="0cm" fo:margin-top="0cm" fo:margin-bottom="0cm" style:contextual-spacing="false" style:line-height-at-least="0.582cm" fo:text-align="justify" style:justify-single-word="false" fo:orphans="2" fo:widows="2" fo:text-indent="0cm" style:auto-text-indent="false" fo:padding="0cm" fo:border="none"/>
      <style:text-properties fo:color="#000000" loext:opacity="100%" style:font-name="Times New Roman" officeooo:rsid="00071030" style:font-size-asian="12pt" fo:background-color="#ffffff"/>
    </style:style>
    <style:style style:name="P71" style:family="paragraph" style:parent-style-name="Text_20_body" style:list-style-name="L15">
      <style:paragraph-properties fo:margin-left="0cm" fo:margin-right="0cm" fo:margin-top="0cm" fo:margin-bottom="0cm" style:contextual-spacing="false" style:line-height-at-least="0.582cm" fo:text-align="justify" style:justify-single-word="false" fo:orphans="2" fo:widows="2" fo:text-indent="0cm" style:auto-text-indent="false" fo:padding="0cm" fo:border="none"/>
      <style:text-properties fo:color="#000000" loext:opacity="100%" style:font-name="Times New Roman" officeooo:rsid="00071030" style:font-size-asian="12pt" fo:background-color="#ffffff"/>
    </style:style>
    <style:style style:name="P72" style:family="paragraph" style:parent-style-name="Heading_20_3">
      <style:paragraph-properties fo:margin-left="0cm" fo:margin-right="0cm" fo:margin-top="0.423cm" fo:margin-bottom="0.423cm" style:contextual-spacing="false" fo:line-height="100%" fo:text-align="justify" style:justify-single-word="false" fo:orphans="2" fo:widows="2" fo:text-indent="0cm" style:auto-text-indent="false"/>
      <style:text-properties fo:color="#000000" loext:opacity="100%" style:font-name="Times New Roman" fo:font-size="12pt" fo:font-weight="normal" officeooo:rsid="00071030" style:font-size-asian="12pt" style:font-weight-asian="normal" style:font-size-complex="12pt" style:font-weight-complex="normal" fo:background-color="#ffffff"/>
    </style:style>
    <style:style style:name="P73" style:family="paragraph" style:parent-style-name="Text_20_body" style:list-style-name="L16">
      <style:paragraph-properties fo:margin-left="0cm" fo:margin-right="0cm" fo:margin-top="0cm" fo:margin-bottom="0cm" style:contextual-spacing="false" style:line-height-at-least="0.582cm" fo:text-align="justify" style:justify-single-word="false" fo:orphans="2" fo:widows="2" fo:text-indent="0cm" style:auto-text-indent="false" fo:padding="0cm" fo:border="none"/>
      <style:text-properties fo:color="#000000" loext:opacity="100%" style:font-name="Times New Roman" officeooo:rsid="00071030" style:font-size-asian="12pt" fo:background-color="#ffffff"/>
    </style:style>
    <style:style style:name="P74" style:family="paragraph" style:parent-style-name="Text_20_body" style:list-style-name="L16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officeooo:rsid="00071030" style:font-size-asian="12pt" style:font-weight-asian="normal" style:font-size-complex="12pt" style:font-weight-complex="normal" fo:background-color="#ffffff"/>
    </style:style>
    <style:style style:name="P75" style:family="paragraph" style:parent-style-name="Text_20_body" style:list-style-name="L17">
      <style:paragraph-properties fo:margin-left="0cm" fo:margin-right="0cm" fo:margin-top="0cm" fo:margin-bottom="0cm" style:contextual-spacing="false" style:line-height-at-least="0.582cm" fo:text-align="justify" style:justify-single-word="false" fo:orphans="2" fo:widows="2" fo:text-indent="0cm" style:auto-text-indent="false" fo:padding="0cm" fo:border="none"/>
      <style:text-properties fo:color="#000000" loext:opacity="100%" style:font-name="Times New Roman" officeooo:rsid="00071030" style:font-size-asian="12pt" fo:background-color="#ffffff"/>
    </style:style>
    <style:style style:name="P76" style:family="paragraph" style:parent-style-name="Text_20_body" style:list-style-name="L17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officeooo:rsid="00071030" style:font-size-asian="12pt" style:font-weight-asian="normal" style:font-size-complex="12pt" style:font-weight-complex="normal" fo:background-color="#ffffff"/>
    </style:style>
    <style:style style:name="P77" style:family="paragraph" style:parent-style-name="Heading_20_3">
      <style:paragraph-properties fo:margin-left="0cm" fo:margin-right="0cm" fo:margin-top="0.847cm" fo:margin-bottom="0.423cm" style:contextual-spacing="false" style:line-height-at-least="0.794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rsid="00071030" style:font-size-asian="12pt" style:font-weight-asian="normal" style:font-size-complex="12pt" style:font-weight-complex="normal" fo:background-color="#ffffff"/>
    </style:style>
    <style:style style:name="P78" style:family="paragraph" style:parent-style-name="Text_20_body" style:list-style-name="L18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officeooo:rsid="00071030" style:font-size-asian="12pt" style:font-weight-asian="normal" style:font-size-complex="12pt" style:font-weight-complex="normal" fo:background-color="#ffffff"/>
    </style:style>
    <style:style style:name="P79" style:family="paragraph" style:parent-style-name="Text_20_body" style:list-style-name="L19">
      <style:paragraph-properties fo:margin-left="0cm" fo:margin-right="0cm" fo:margin-top="0cm" fo:margin-bottom="0.212cm" style:contextual-spacing="false" style:line-height-at-least="0.582cm" fo:text-align="justify" style:justify-single-word="false" fo:orphans="2" fo:widows="2" fo:text-indent="0cm" style:auto-text-indent="false" fo:padding="0cm" fo:border="none"/>
      <style:text-properties fo:color="#000000" loext:opacity="100%" style:font-name="Times New Roman" officeooo:rsid="00071030" style:font-size-asian="12pt" fo:background-color="#ffffff"/>
    </style:style>
    <style:style style:name="P80" style:family="paragraph" style:parent-style-name="Text_20_body" style:list-style-name="L19">
      <style:paragraph-properties fo:margin-left="0cm" fo:margin-right="0cm" fo:margin-top="0cm" fo:margin-bottom="0cm" style:contextual-spacing="false" style:line-height-at-least="0.582cm" fo:text-align="justify" style:justify-single-word="false" fo:orphans="2" fo:widows="2" fo:text-indent="0cm" style:auto-text-indent="false" fo:padding="0cm" fo:border="none"/>
      <style:text-properties fo:color="#000000" loext:opacity="100%" style:font-name="Times New Roman" officeooo:rsid="00071030" style:font-size-asian="12pt" fo:background-color="#ffffff"/>
    </style:style>
    <style:style style:name="P81" style:family="paragraph" style:parent-style-name="Text_20_body" style:list-style-name="L19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officeooo:rsid="00071030" style:font-size-asian="12pt" style:font-weight-asian="normal" style:font-size-complex="12pt" style:font-weight-complex="normal" fo:background-color="#ffffff"/>
    </style:style>
    <style:style style:name="P82" style:family="paragraph" style:parent-style-name="Text_20_body" style:list-style-name="L20">
      <style:paragraph-properties fo:margin-left="0cm" fo:margin-right="0cm" fo:margin-top="0cm" fo:margin-bottom="0cm" style:contextual-spacing="false" style:line-height-at-least="0.582cm" fo:text-align="justify" style:justify-single-word="false" fo:orphans="2" fo:widows="2" fo:text-indent="0cm" style:auto-text-indent="false" fo:padding="0cm" fo:border="none"/>
      <style:text-properties fo:color="#000000" loext:opacity="100%" style:font-name="Times New Roman" officeooo:rsid="00071030" style:font-size-asian="12pt" fo:background-color="#ffffff"/>
    </style:style>
    <style:style style:name="P83" style:family="paragraph" style:parent-style-name="Text_20_body" style:list-style-name="L20">
      <style:paragraph-properties fo:margin-left="0cm" fo:margin-right="0cm" fo:margin-top="0cm" fo:margin-bottom="0cm" style:contextual-spacing="false" style:line-height-at-least="0.582cm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0f05e8" officeooo:paragraph-rsid="000f05e8" style:font-size-asian="12pt" style:font-weight-asian="normal" style:font-size-complex="12pt" style:font-weight-complex="normal" fo:background-color="#ffffff"/>
    </style:style>
    <style:style style:name="P84" style:family="paragraph" style:parent-style-name="Text_20_body">
      <style:paragraph-properties fo:margin-left="0cm" fo:margin-right="0cm" fo:margin-top="0.423cm" fo:margin-bottom="0.423cm" style:contextual-spacing="false" fo:line-height="100%" fo:text-align="justify" style:justify-single-word="false" fo:orphans="2" fo:widows="2" fo:text-indent="0cm" style:auto-text-indent="false"/>
      <style:text-properties officeooo:paragraph-rsid="000f05e8"/>
    </style:style>
    <style:style style:name="P85" style:family="paragraph" style:parent-style-name="Standard">
      <style:paragraph-properties fo:line-height="100%" fo:text-align="justify" style:justify-single-word="false"/>
      <style:text-properties fo:color="#000000" loext:opacity="100%" style:font-name="Times New Roman" fo:font-size="12pt" fo:language="ru" fo:country="RU" fo:font-weight="normal" officeooo:rsid="000b1988" officeooo:paragraph-rsid="000f05e8" style:font-size-asian="12pt" style:font-weight-asian="normal" style:font-size-complex="12pt" style:font-weight-complex="normal" fo:background-color="#ffffff"/>
    </style:style>
    <style:style style:name="P86" style:family="paragraph" style:parent-style-name="Standard">
      <style:paragraph-properties fo:line-height="100%" fo:text-align="justify" style:justify-single-word="false"/>
      <style:text-properties fo:color="#000000" loext:opacity="100%" style:font-name="Times New Roman" fo:font-size="12pt" fo:language="ru" fo:country="RU" fo:font-weight="normal" officeooo:rsid="000d186d" officeooo:paragraph-rsid="000f05e8" style:font-size-asian="12pt" style:font-weight-asian="normal" style:font-size-complex="12pt" style:font-weight-complex="normal" fo:background-color="#ffffff"/>
    </style:style>
    <style:style style:name="P8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0f05e8" style:font-weight-asian="normal" style:font-weight-complex="normal"/>
    </style:style>
    <style:style style:name="P88" style:family="paragraph" style:parent-style-name="Text_20_body">
      <style:paragraph-properties fo:text-align="justify" style:justify-single-word="false"/>
      <style:text-properties fo:color="#000000" loext:opacity="100%" style:font-name="Times New Roman" officeooo:paragraph-rsid="000f05e8"/>
    </style:style>
    <style:style style:name="P89" style:family="paragraph" style:parent-style-name="Text_20_body">
      <style:paragraph-properties fo:margin-left="0cm" fo:margin-right="0cm" fo:margin-top="0.122cm" fo:margin-bottom="0.122cm" style:contextual-spacing="false" fo:line-height="100%" fo:text-align="justify" style:justify-single-word="false" fo:orphans="2" fo:widows="2" fo:text-indent="0cm" style:auto-text-indent="false"/>
      <style:text-properties fo:color="#008000" loext:opacity="100%" style:font-name="Times New Roman" officeooo:rsid="000612b6" officeooo:paragraph-rsid="000f05e8" style:font-size-asian="12pt" fo:background-color="#ffffff"/>
    </style:style>
    <style:style style:name="P90" style:family="paragraph" style:parent-style-name="Text_20_body">
      <style:paragraph-properties fo:margin-left="0cm" fo:margin-right="0cm" fo:margin-top="0.423cm" fo:margin-bottom="0.423cm" style:contextual-spacing="false" fo:line-height="100%" fo:text-align="justify" style:justify-single-word="false" fo:orphans="2" fo:widows="2" fo:text-indent="0cm" style:auto-text-indent="false"/>
      <style:text-properties fo:color="#000000" loext:opacity="100%" style:font-name="Times New Roman" officeooo:rsid="00071030" officeooo:paragraph-rsid="000f05e8" style:font-size-asian="12pt" fo:background-color="#ffffff"/>
    </style:style>
    <style:style style:name="P91" style:family="paragraph" style:parent-style-name="Text_20_body">
      <style:paragraph-properties fo:margin-left="0cm" fo:margin-right="0cm" fo:margin-top="0.423cm" fo:margin-bottom="0.423cm" style:contextual-spacing="false" fo:line-height="100%" fo:text-align="start" style:justify-single-word="false" fo:orphans="2" fo:widows="2" fo:text-indent="0cm" style:auto-text-indent="false"/>
      <style:text-properties fo:color="#000000" loext:opacity="100%" style:font-name="Times New Roman" officeooo:rsid="00071030" officeooo:paragraph-rsid="000f05e8" style:font-size-asian="12pt" fo:background-color="#ffffff"/>
    </style:style>
    <style:style style:name="P92" style:family="paragraph" style:parent-style-name="Heading_20_2">
      <style:paragraph-properties fo:margin-left="0cm" fo:margin-right="0cm" fo:margin-top="0.423cm" fo:margin-bottom="0.423cm" style:contextual-spacing="false" fo:line-height="100%" fo:text-align="start" style:justify-single-word="false" fo:orphans="2" fo:widows="2" fo:text-indent="0cm" style:auto-text-indent="false"/>
      <style:text-properties fo:color="#000000" loext:opacity="100%" style:font-name="Times New Roman" officeooo:rsid="00071030" officeooo:paragraph-rsid="000f05e8" style:font-size-asian="12pt" fo:background-color="#ffffff"/>
    </style:style>
    <style:style style:name="P93" style:family="paragraph" style:parent-style-name="Text_20_body">
      <style:paragraph-properties fo:margin-top="0.423cm" fo:margin-bottom="0.423cm" style:contextual-spacing="false" fo:line-height="100%"/>
      <style:text-properties fo:color="#000000" loext:opacity="100%" style:font-name="Times New Roman" officeooo:rsid="00071030" style:font-size-asian="12pt" fo:background-color="#ffffff"/>
    </style:style>
    <style:style style:name="P94" style:family="paragraph" style:parent-style-name="Text_20_body">
      <style:paragraph-properties fo:margin-left="0cm" fo:margin-right="0cm" fo:margin-top="0.423cm" fo:margin-bottom="0.423cm" style:contextual-spacing="false" fo:line-height="100%" fo:text-align="start" style:justify-single-word="false" fo:orphans="2" fo:widows="2" fo:text-indent="0cm" style:auto-text-indent="false"/>
      <style:text-properties fo:color="#000000" loext:opacity="100%" style:font-name="Times New Roman" officeooo:rsid="00071030" officeooo:paragraph-rsid="000f6bd9" style:font-size-asian="12pt" fo:background-color="#ffffff"/>
    </style:style>
    <style:style style:name="P95" style:family="paragraph" style:parent-style-name="Standard">
      <style:paragraph-properties fo:line-height="100%" fo:text-align="justify" style:justify-single-word="false"/>
      <style:text-properties fo:color="#000000" loext:opacity="100%" style:font-name="Times New Roman" fo:font-size="12pt" fo:language="ru" fo:country="RU" fo:font-weight="normal" officeooo:rsid="000d186d" officeooo:paragraph-rsid="000f6bd9" style:font-size-asian="12pt" style:font-weight-asian="normal" style:font-size-complex="12pt" style:font-weight-complex="normal" fo:background-color="#ffffff"/>
    </style:style>
    <style:style style:name="P96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fo:language="ru" fo:country="RU" fo:font-weight="normal" officeooo:rsid="000d8a8f" officeooo:paragraph-rsid="001166f0" style:font-size-asian="12pt" style:font-weight-asian="normal" style:font-size-complex="12pt" style:font-weight-complex="normal" fo:background-color="#ffffff"/>
    </style:style>
    <style:style style:name="P97" style:family="paragraph" style:parent-style-name="Standard">
      <style:paragraph-properties fo:line-height="100%" fo:text-align="justify" style:justify-single-word="false"/>
      <style:text-properties fo:color="#000000" loext:opacity="100%" style:font-name="Times New Roman" fo:font-size="12pt" fo:language="ru" fo:country="RU" fo:font-weight="normal" officeooo:rsid="000b1988" officeooo:paragraph-rsid="000f6bd9" style:font-size-asian="12pt" style:font-weight-asian="normal" style:font-size-complex="12pt" style:font-weight-complex="normal" fo:background-color="#ffffff"/>
    </style:style>
    <style:style style:name="P98" style:family="paragraph" style:parent-style-name="Standard">
      <style:paragraph-properties fo:line-height="100%" fo:text-align="justify" style:justify-single-word="false"/>
      <style:text-properties officeooo:paragraph-rsid="000f6bd9"/>
    </style:style>
    <style:style style:name="P9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0f6bd9" style:font-weight-asian="normal" style:font-weight-complex="normal"/>
    </style:style>
    <style:style style:name="P10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0f6bd9" style:font-size-asian="12pt" style:font-weight-asian="normal" style:font-size-complex="12pt" style:font-weight-complex="normal"/>
    </style:style>
    <style:style style:name="P101" style:family="paragraph" style:parent-style-name="Text_20_body">
      <style:paragraph-properties fo:text-align="justify" style:justify-single-word="false"/>
      <style:text-properties fo:color="#000000" loext:opacity="100%" style:font-name="Times New Roman" fo:font-size="12pt" fo:font-weight="normal" officeooo:paragraph-rsid="000f6bd9" style:font-size-asian="12pt" style:font-weight-asian="normal" style:font-size-complex="12pt" style:font-weight-complex="normal"/>
    </style:style>
    <style:style style:name="P102" style:family="paragraph" style:parent-style-name="Text_20_body">
      <style:paragraph-properties fo:margin-left="0cm" fo:margin-right="0cm" fo:margin-top="0.122cm" fo:margin-bottom="0.122cm" style:contextual-spacing="false" fo:line-height="100%" fo:text-align="justify" style:justify-single-word="false" fo:orphans="2" fo:widows="2" fo:text-indent="0cm" style:auto-text-indent="false"/>
      <style:text-properties fo:color="#008000" loext:opacity="100%" style:font-name="Times New Roman" officeooo:rsid="000612b6" officeooo:paragraph-rsid="000f6bd9" style:font-size-asian="12pt" fo:background-color="#ffffff"/>
    </style:style>
    <style:style style:name="P103" style:family="paragraph" style:parent-style-name="Text_20_body">
      <style:paragraph-properties fo:margin-left="0cm" fo:margin-right="0cm" fo:margin-top="0.423cm" fo:margin-bottom="0.423cm" style:contextual-spacing="false" fo:line-height="100%" fo:text-align="justify" style:justify-single-word="false" fo:orphans="2" fo:widows="2" fo:text-indent="0cm" style:auto-text-indent="false"/>
      <style:text-properties fo:color="#000000" loext:opacity="100%" style:font-name="Times New Roman" officeooo:rsid="00071030" officeooo:paragraph-rsid="000f6bd9" style:font-size-asian="12pt" fo:background-color="#ffffff"/>
    </style:style>
    <style:style style:name="P104" style:family="paragraph" style:parent-style-name="Heading_20_3">
      <style:paragraph-properties fo:margin-left="0cm" fo:margin-right="0cm" fo:margin-top="0.423cm" fo:margin-bottom="0.423cm" style:contextual-spacing="false" fo:line-height="100%" fo:text-align="start" style:justify-single-word="false" fo:orphans="2" fo:widows="2" fo:text-indent="0cm" style:auto-text-indent="false"/>
      <style:text-properties fo:color="#000000" loext:opacity="100%" style:font-name="Times New Roman" officeooo:rsid="00071030" officeooo:paragraph-rsid="000f6bd9" style:font-size-asian="12pt" fo:background-color="#ffffff"/>
    </style:style>
    <style:style style:name="P105" style:family="paragraph" style:parent-style-name="Text_20_body" style:list-style-name="L21">
      <style:paragraph-properties fo:margin-top="0.423cm" fo:margin-bottom="0.423cm" style:contextual-spacing="false" fo:line-height="100%"/>
      <style:text-properties fo:color="#000000" loext:opacity="100%" style:font-name="Times New Roman" officeooo:rsid="000f6bd9" officeooo:paragraph-rsid="001166f0" style:font-size-asian="12pt" fo:background-color="#ffffff"/>
    </style:style>
    <style:style style:name="P106" style:family="paragraph" style:parent-style-name="Text_20_body" style:list-style-name="L21">
      <style:paragraph-properties fo:margin-top="0.423cm" fo:margin-bottom="0.423cm" style:contextual-spacing="false" fo:line-height="100%"/>
      <style:text-properties fo:color="#000000" loext:opacity="100%" style:font-name="Times New Roman" fo:font-size="12pt" fo:font-weight="normal" officeooo:rsid="000f6bd9" officeooo:paragraph-rsid="001166f0" style:font-size-asian="12pt" style:font-weight-asian="normal" style:font-size-complex="12pt" style:font-weight-complex="normal" fo:background-color="#ffffff"/>
    </style:style>
    <style:style style:name="P107" style:family="paragraph" style:parent-style-name="Heading_20_3">
      <style:paragraph-properties fo:margin-top="0.122cm" fo:margin-bottom="0.122cm" style:contextual-spacing="false"/>
      <style:text-properties fo:color="#000000" loext:opacity="100%" style:font-name="Times New Roman" fo:font-size="12pt" fo:font-weight="normal" officeooo:rsid="000f6bd9" style:font-size-asian="12pt" style:font-weight-asian="normal" style:font-size-complex="12pt" style:font-weight-complex="normal" fo:background-color="#ffffff"/>
    </style:style>
    <style:style style:name="P108" style:family="paragraph" style:parent-style-name="Text_20_body" style:list-style-name="L22">
      <style:paragraph-properties fo:margin-top="0.122cm" fo:margin-bottom="0.122cm" style:contextual-spacing="false" fo:line-height="100%"/>
      <style:text-properties fo:color="#000000" loext:opacity="100%" style:font-name="Times New Roman" officeooo:rsid="000f6bd9" style:font-size-asian="12pt" fo:background-color="#ffffff"/>
    </style:style>
    <style:style style:name="P109" style:family="paragraph" style:parent-style-name="Text_20_body" style:list-style-name="L22">
      <style:paragraph-properties fo:margin-top="0.122cm" fo:margin-bottom="0.122cm" style:contextual-spacing="false" fo:line-height="100%"/>
      <style:text-properties officeooo:paragraph-rsid="001166f0"/>
    </style:style>
    <style:style style:name="P110" style:family="paragraph" style:parent-style-name="Heading_20_2">
      <style:paragraph-properties fo:margin-left="0cm" fo:margin-right="0cm" fo:margin-top="0.122cm" fo:margin-bottom="0.122cm" style:contextual-spacing="false" fo:line-height="100%" fo:text-align="start" style:justify-single-word="false" fo:orphans="2" fo:widows="2" fo:text-indent="0cm" style:auto-text-indent="false"/>
      <style:text-properties fo:color="#000000" loext:opacity="100%" style:font-name="Times New Roman" officeooo:rsid="00071030" officeooo:paragraph-rsid="000f6bd9" style:font-size-asian="12pt" fo:background-color="#ffffff"/>
    </style:style>
    <style:style style:name="P111" style:family="paragraph" style:parent-style-name="Text_20_body">
      <style:paragraph-properties fo:margin-top="0.122cm" fo:margin-bottom="0.122cm" style:contextual-spacing="false" fo:line-height="100%"/>
      <style:text-properties fo:color="#000000" loext:opacity="100%" style:font-name="Times New Roman" fo:font-size="12pt" fo:font-weight="normal" officeooo:rsid="000f6bd9" style:font-size-asian="12pt" style:font-weight-asian="normal" style:font-size-complex="12pt" style:font-weight-complex="normal" fo:background-color="#ffffff"/>
    </style:style>
    <style:style style:name="P112" style:family="paragraph" style:parent-style-name="Text_20_body" style:list-style-name="L23">
      <style:paragraph-properties fo:margin-top="0.122cm" fo:margin-bottom="0.122cm" style:contextual-spacing="false" fo:line-height="100%"/>
      <style:text-properties fo:color="#000000" loext:opacity="100%" style:font-name="Times New Roman" fo:font-size="12pt" fo:font-weight="normal" officeooo:rsid="000f6bd9" style:font-size-asian="12pt" style:font-weight-asian="normal" style:font-size-complex="12pt" style:font-weight-complex="normal" fo:background-color="#ffffff"/>
    </style:style>
    <style:style style:name="P113" style:family="paragraph" style:parent-style-name="Text_20_body" style:list-style-name="L24">
      <style:paragraph-properties fo:margin-top="0.122cm" fo:margin-bottom="0.122cm" style:contextual-spacing="false" fo:line-height="100%"/>
      <style:text-properties fo:color="#000000" loext:opacity="100%" style:font-name="Times New Roman" officeooo:rsid="000f6bd9" style:font-size-asian="12pt" fo:background-color="#ffffff"/>
    </style:style>
    <style:style style:name="P114" style:family="paragraph" style:parent-style-name="Text_20_body" style:list-style-name="L24">
      <style:paragraph-properties fo:margin-top="0.122cm" fo:margin-bottom="0.122cm" style:contextual-spacing="false" fo:line-height="100%"/>
      <style:text-properties fo:color="#000000" loext:opacity="100%" style:font-name="Times New Roman" fo:font-size="12pt" fo:font-weight="normal" officeooo:rsid="000f6bd9" style:font-size-asian="12pt" style:font-weight-asian="normal" style:font-size-complex="12pt" style:font-weight-complex="normal" fo:background-color="#ffffff"/>
    </style:style>
    <style:style style:name="P115" style:family="paragraph" style:parent-style-name="Text_20_body" style:list-style-name="L25">
      <style:paragraph-properties fo:margin-top="0.122cm" fo:margin-bottom="0.122cm" style:contextual-spacing="false" fo:line-height="100%"/>
      <style:text-properties fo:color="#000000" loext:opacity="100%" style:font-name="Times New Roman" officeooo:rsid="000f6bd9" style:font-size-asian="12pt" fo:background-color="#ffffff"/>
    </style:style>
    <style:style style:name="P116" style:family="paragraph" style:parent-style-name="Text_20_body" style:list-style-name="L25">
      <style:paragraph-properties fo:margin-top="0.122cm" fo:margin-bottom="0.122cm" style:contextual-spacing="false" fo:line-height="100%"/>
      <style:text-properties fo:color="#000000" loext:opacity="100%" style:font-name="Times New Roman" fo:font-size="12pt" fo:font-weight="normal" officeooo:rsid="000f6bd9" style:font-size-asian="12pt" style:font-weight-asian="normal" style:font-size-complex="12pt" style:font-weight-complex="normal" fo:background-color="#ffffff"/>
    </style:style>
    <style:style style:name="P117" style:family="paragraph" style:parent-style-name="Text_20_body" style:list-style-name="L26">
      <style:paragraph-properties fo:margin-top="0.122cm" fo:margin-bottom="0.122cm" style:contextual-spacing="false" fo:line-height="100%"/>
      <style:text-properties fo:color="#000000" loext:opacity="100%" style:font-name="Times New Roman" officeooo:rsid="000f6bd9" style:font-size-asian="12pt" fo:background-color="#ffffff"/>
    </style:style>
    <style:style style:name="P118" style:family="paragraph" style:parent-style-name="Text_20_body" style:list-style-name="L26">
      <style:paragraph-properties fo:margin-top="0.122cm" fo:margin-bottom="0.122cm" style:contextual-spacing="false" fo:line-height="100%"/>
      <style:text-properties fo:color="#000000" loext:opacity="100%" style:font-name="Times New Roman" fo:font-size="12pt" fo:font-weight="normal" officeooo:rsid="000f6bd9" style:font-size-asian="12pt" style:font-weight-asian="normal" style:font-size-complex="12pt" style:font-weight-complex="normal" fo:background-color="#ffffff"/>
    </style:style>
    <style:style style:name="P119" style:family="paragraph" style:parent-style-name="Text_20_body" style:list-style-name="L27">
      <style:paragraph-properties fo:margin-top="0.122cm" fo:margin-bottom="0.122cm" style:contextual-spacing="false" fo:line-height="100%"/>
      <style:text-properties fo:color="#000000" loext:opacity="100%" style:font-name="Times New Roman" officeooo:rsid="000f6bd9" style:font-size-asian="12pt" fo:background-color="#ffffff"/>
    </style:style>
    <style:style style:name="P120" style:family="paragraph" style:parent-style-name="Text_20_body">
      <style:paragraph-properties fo:margin-left="0cm" fo:margin-right="0cm" fo:margin-top="0.122cm" fo:margin-bottom="0.122cm" style:contextual-spacing="false" fo:line-height="100%" fo:text-align="start" style:justify-single-word="false" fo:orphans="2" fo:widows="2" fo:text-indent="0cm" style:auto-text-indent="false"/>
      <style:text-properties fo:color="#000000" loext:opacity="100%" style:font-name="Times New Roman" officeooo:rsid="00071030" officeooo:paragraph-rsid="000f6bd9" style:font-size-asian="12pt" fo:background-color="#ffffff"/>
    </style:style>
    <style:style style:name="P121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fo:language="ru" fo:country="RU" fo:font-weight="normal" officeooo:rsid="000d8a8f" officeooo:paragraph-rsid="00129484" style:font-size-asian="12pt" style:font-weight-asian="normal" style:font-size-complex="12pt" style:font-weight-complex="normal" fo:background-color="#ffffff"/>
    </style:style>
    <style:style style:name="P122" style:family="paragraph" style:parent-style-name="Standard">
      <style:paragraph-properties fo:line-height="100%" fo:text-align="justify" style:justify-single-word="false"/>
      <style:text-properties fo:color="#000000" loext:opacity="100%" style:font-name="Times New Roman" fo:font-size="12pt" fo:language="ru" fo:country="RU" fo:font-weight="normal" officeooo:rsid="000d186d" officeooo:paragraph-rsid="001166f0" style:font-size-asian="12pt" style:font-weight-asian="normal" style:font-size-complex="12pt" style:font-weight-complex="normal" fo:background-color="#ffffff"/>
    </style:style>
    <style:style style:name="P123" style:family="paragraph" style:parent-style-name="Standard">
      <style:paragraph-properties fo:line-height="100%" fo:text-align="justify" style:justify-single-word="false"/>
      <style:text-properties fo:color="#000000" loext:opacity="100%" style:font-name="Times New Roman" fo:font-size="12pt" fo:language="ru" fo:country="RU" fo:font-weight="normal" officeooo:rsid="000b1988" officeooo:paragraph-rsid="001166f0" style:font-size-asian="12pt" style:font-weight-asian="normal" style:font-size-complex="12pt" style:font-weight-complex="normal" fo:background-color="#ffffff"/>
    </style:style>
    <style:style style:name="P124" style:family="paragraph" style:parent-style-name="Standard">
      <style:paragraph-properties fo:line-height="100%" fo:text-align="justify" style:justify-single-word="false"/>
      <style:text-properties officeooo:paragraph-rsid="001166f0"/>
    </style:style>
    <style:style style:name="P12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1166f0" style:font-weight-asian="normal" style:font-weight-complex="normal"/>
    </style:style>
    <style:style style:name="P12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1166f0" style:font-size-asian="12pt" style:font-weight-asian="normal" style:font-size-complex="12pt" style:font-weight-complex="normal"/>
    </style:style>
    <style:style style:name="P127" style:family="paragraph" style:parent-style-name="Text_20_body">
      <style:paragraph-properties fo:text-align="justify" style:justify-single-word="false"/>
      <style:text-properties fo:color="#000000" loext:opacity="100%" style:font-name="Times New Roman" fo:font-size="12pt" fo:font-weight="normal" officeooo:paragraph-rsid="001166f0" style:font-size-asian="12pt" style:font-weight-asian="normal" style:font-size-complex="12pt" style:font-weight-complex="normal"/>
    </style:style>
    <style:style style:name="P128" style:family="paragraph" style:parent-style-name="Text_20_body">
      <style:paragraph-properties fo:margin-left="0cm" fo:margin-right="0cm" fo:margin-top="0.122cm" fo:margin-bottom="0.122cm" style:contextual-spacing="false" fo:line-height="100%" fo:text-align="justify" style:justify-single-word="false" fo:orphans="2" fo:widows="2" fo:text-indent="0cm" style:auto-text-indent="false"/>
      <style:text-properties fo:color="#008000" loext:opacity="100%" style:font-name="Times New Roman" officeooo:rsid="000612b6" officeooo:paragraph-rsid="001166f0" style:font-size-asian="12pt" fo:background-color="#ffffff"/>
    </style:style>
    <style:style style:name="P129" style:family="paragraph" style:parent-style-name="Text_20_body">
      <style:paragraph-properties fo:margin-left="0cm" fo:margin-right="0cm" fo:margin-top="0.423cm" fo:margin-bottom="0.423cm" style:contextual-spacing="false" fo:line-height="100%" fo:text-align="justify" style:justify-single-word="false" fo:orphans="2" fo:widows="2" fo:text-indent="0cm" style:auto-text-indent="false"/>
      <style:text-properties fo:color="#000000" loext:opacity="100%" style:font-name="Times New Roman" officeooo:rsid="00071030" officeooo:paragraph-rsid="001166f0" style:font-size-asian="12pt" fo:background-color="#ffffff"/>
    </style:style>
    <style:style style:name="P130" style:family="paragraph" style:parent-style-name="Heading_20_3">
      <style:paragraph-properties fo:margin-left="0cm" fo:margin-right="0cm" fo:margin-top="0.423cm" fo:margin-bottom="0.423cm" style:contextual-spacing="false" fo:line-height="100%" fo:text-align="start" style:justify-single-word="false" fo:orphans="2" fo:widows="2" fo:text-indent="0cm" style:auto-text-indent="false"/>
      <style:text-properties fo:color="#000000" loext:opacity="100%" style:font-name="Times New Roman" officeooo:rsid="00071030" officeooo:paragraph-rsid="001166f0" style:font-size-asian="12pt" fo:background-color="#ffffff"/>
    </style:style>
    <style:style style:name="P131" style:family="paragraph" style:parent-style-name="Text_20_body" style:list-style-name="L28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officeooo:paragraph-rsid="00129484"/>
    </style:style>
    <style:style style:name="P132" style:family="paragraph" style:parent-style-name="Text_20_body" style:list-style-name="L28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officeooo:rsid="000f6bd9" officeooo:paragraph-rsid="00129484" style:font-size-asian="12pt" style:font-weight-asian="normal" style:font-size-complex="12pt" style:font-weight-complex="normal" fo:background-color="#ffffff"/>
    </style:style>
    <style:style style:name="P133" style:family="paragraph" style:parent-style-name="Text_20_body" style:list-style-name="L29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color="#000000" loext:opacity="100%" style:font-name="Times New Roman" officeooo:rsid="000f6bd9" style:font-size-asian="12pt" fo:background-color="#ffffff"/>
    </style:style>
    <style:style style:name="P134" style:family="paragraph" style:parent-style-name="Heading_20_3">
      <style:paragraph-properties fo:margin-left="0cm" fo:margin-right="0cm" fo:margin-top="0.847cm" fo:margin-bottom="0.423cm" style:contextual-spacing="false" style:line-height-at-least="0.794cm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rsid="000f6bd9" style:font-size-asian="12pt" style:font-weight-asian="normal" style:font-size-complex="12pt" style:font-weight-complex="normal" fo:background-color="#ffffff"/>
    </style:style>
    <style:style style:name="P135" style:family="paragraph" style:parent-style-name="Text_20_body">
      <style:paragraph-properties fo:margin-left="0cm" fo:margin-right="0cm" fo:margin-top="0.423cm" fo:margin-bottom="0.423cm" style:contextual-spacing="false" fo:line-height="100%" fo:orphans="2" fo:widows="2" fo:text-indent="0cm" style:auto-text-indent="false"/>
      <style:text-properties fo:color="#000000" loext:opacity="100%" style:font-name="Times New Roman" officeooo:rsid="000f6bd9" style:font-size-asian="12pt" fo:background-color="#ffffff"/>
    </style:style>
    <style:style style:name="P136" style:family="paragraph" style:parent-style-name="Text_20_body" style:list-style-name="L30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officeooo:rsid="000f6bd9" style:font-size-asian="12pt" style:font-weight-asian="normal" style:font-size-complex="12pt" style:font-weight-complex="normal" fo:background-color="#ffffff"/>
    </style:style>
    <style:style style:name="P137" style:family="paragraph" style:parent-style-name="Text_20_body" style:list-style-name="L31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color="#000000" loext:opacity="100%" style:font-name="Times New Roman" officeooo:rsid="000f6bd9" style:font-size-asian="12pt" fo:background-color="#ffffff"/>
    </style:style>
    <style:style style:name="P138" style:family="paragraph" style:parent-style-name="Text_20_body" style:list-style-name="L32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color="#000000" loext:opacity="100%" style:font-name="Times New Roman" officeooo:rsid="000f6bd9" style:font-size-asian="12pt" fo:background-color="#ffffff"/>
    </style:style>
    <style:style style:name="P139" style:family="paragraph" style:parent-style-name="Text_20_body" style:list-style-name="L32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officeooo:rsid="000f6bd9" style:font-size-asian="12pt" style:font-weight-asian="normal" style:font-size-complex="12pt" style:font-weight-complex="normal" fo:background-color="#ffffff"/>
    </style:style>
    <style:style style:name="P140" style:family="paragraph" style:parent-style-name="Text_20_body" style:list-style-name="L33">
      <style:paragraph-properties fo:margin-left="0cm" fo:margin-right="0cm" fo:margin-top="0cm" fo:margin-bottom="0.212cm" style:contextual-spacing="false" style:line-height-at-least="0.582cm" fo:orphans="2" fo:widows="2" fo:text-indent="0cm" style:auto-text-indent="false" fo:padding="0cm" fo:border="none"/>
      <style:text-properties fo:color="#000000" loext:opacity="100%" style:font-name="Times New Roman" officeooo:rsid="000f6bd9" style:font-size-asian="12pt" fo:background-color="#ffffff"/>
    </style:style>
    <style:style style:name="P141" style:family="paragraph" style:parent-style-name="Text_20_body" style:list-style-name="L33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color="#000000" loext:opacity="100%" style:font-name="Times New Roman" officeooo:rsid="000f6bd9" style:font-size-asian="12pt" fo:background-color="#ffffff"/>
    </style:style>
    <style:style style:name="P142" style:family="paragraph" style:parent-style-name="Text_20_body" style:list-style-name="L33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officeooo:rsid="000f6bd9" style:font-size-asian="12pt" style:font-weight-asian="normal" style:font-size-complex="12pt" style:font-weight-complex="normal" fo:background-color="#ffffff"/>
    </style:style>
    <style:style style:name="P143" style:family="paragraph" style:parent-style-name="Text_20_body" style:list-style-name="L33">
      <style:paragraph-properties fo:margin-left="0cm" fo:margin-right="0cm" fo:margin-top="0cm" fo:margin-bottom="0.212cm" style:contextual-spacing="false" fo:line-height="100%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officeooo:rsid="000f6bd9" style:font-size-asian="12pt" style:font-weight-asian="normal" style:font-size-complex="12pt" style:font-weight-complex="normal" fo:background-color="#ffffff"/>
    </style:style>
    <style:style style:name="P144" style:family="paragraph" style:parent-style-name="Text_20_body" style:list-style-name="L34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color="#000000" loext:opacity="100%" style:font-name="Times New Roman" officeooo:rsid="000f6bd9" style:font-size-asian="12pt" fo:background-color="#ffffff"/>
    </style:style>
    <style:style style:name="P145" style:family="paragraph" style:parent-style-name="Text_20_body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officeooo:rsid="000f6bd9" style:font-size-asian="12pt" style:font-weight-asian="normal" style:font-size-complex="12pt" style:font-weight-complex="normal" fo:background-color="#ffffff"/>
    </style:style>
    <style:style style:name="P146" style:family="paragraph" style:parent-style-name="Text_20_body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officeooo:rsid="00129484" officeooo:paragraph-rsid="00129484" style:font-size-asian="12pt" style:font-weight-asian="normal" style:font-size-complex="12pt" style:font-weight-complex="normal" fo:background-color="#ffffff"/>
    </style:style>
    <style:style style:name="P147" style:family="paragraph" style:parent-style-name="Standard">
      <style:paragraph-properties fo:line-height="100%" fo:text-align="justify" style:justify-single-word="false"/>
      <style:text-properties fo:color="#000000" loext:opacity="100%" style:font-name="Times New Roman" fo:font-size="12pt" fo:language="ru" fo:country="RU" fo:font-weight="normal" officeooo:rsid="000b1988" officeooo:paragraph-rsid="00129484" style:font-size-asian="12pt" style:font-weight-asian="normal" style:font-size-complex="12pt" style:font-weight-complex="normal" fo:background-color="#ffffff"/>
    </style:style>
    <style:style style:name="P148" style:family="paragraph" style:parent-style-name="Standard">
      <style:paragraph-properties fo:line-height="100%" fo:text-align="justify" style:justify-single-word="false"/>
      <style:text-properties officeooo:paragraph-rsid="00129484"/>
    </style:style>
    <style:style style:name="P149" style:family="paragraph" style:parent-style-name="Standard">
      <style:paragraph-properties fo:line-height="100%" fo:text-align="justify" style:justify-single-word="false"/>
      <style:text-properties fo:color="#000000" loext:opacity="100%" style:font-name="Times New Roman" fo:font-size="12pt" fo:language="ru" fo:country="RU" fo:font-weight="normal" officeooo:rsid="000d186d" officeooo:paragraph-rsid="00129484" style:font-size-asian="12pt" style:font-weight-asian="normal" style:font-size-complex="12pt" style:font-weight-complex="normal" fo:background-color="#ffffff"/>
    </style:style>
    <style:style style:name="P15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129484" style:font-size-asian="12pt" style:font-weight-asian="normal" style:font-size-complex="12pt" style:font-weight-complex="normal"/>
    </style:style>
    <style:style style:name="P151" style:family="paragraph" style:parent-style-name="Text_20_body">
      <style:paragraph-properties fo:text-align="justify" style:justify-single-word="false"/>
      <style:text-properties fo:color="#000000" loext:opacity="100%" style:font-name="Times New Roman" fo:font-size="12pt" fo:font-weight="normal" officeooo:paragraph-rsid="00129484" style:font-size-asian="12pt" style:font-weight-asian="normal" style:font-size-complex="12pt" style:font-weight-complex="normal"/>
    </style:style>
    <style:style style:name="P152" style:family="paragraph" style:parent-style-name="Text_20_body">
      <style:paragraph-properties fo:margin-left="0cm" fo:margin-right="0cm" fo:margin-top="0.122cm" fo:margin-bottom="0.122cm" style:contextual-spacing="false" fo:line-height="100%" fo:text-align="justify" style:justify-single-word="false" fo:orphans="2" fo:widows="2" fo:text-indent="0cm" style:auto-text-indent="false"/>
      <style:text-properties fo:color="#008000" loext:opacity="100%" style:font-name="Times New Roman" officeooo:rsid="000612b6" officeooo:paragraph-rsid="00129484" style:font-size-asian="12pt" fo:background-color="#ffffff"/>
    </style:style>
    <style:style style:name="P153" style:family="paragraph" style:parent-style-name="Text_20_body">
      <style:paragraph-properties fo:margin-left="0cm" fo:margin-right="0cm" fo:margin-top="0.423cm" fo:margin-bottom="0.423cm" style:contextual-spacing="false" fo:line-height="100%" fo:text-align="justify" style:justify-single-word="false" fo:orphans="2" fo:widows="2" fo:text-indent="0cm" style:auto-text-indent="false"/>
      <style:text-properties fo:color="#000000" loext:opacity="100%" style:font-name="Times New Roman" officeooo:rsid="00071030" officeooo:paragraph-rsid="00129484" style:font-size-asian="12pt" fo:background-color="#ffffff"/>
    </style:style>
    <style:style style:name="P154" style:family="paragraph" style:parent-style-name="Heading_20_3">
      <style:paragraph-properties fo:margin-left="0cm" fo:margin-right="0cm" fo:margin-top="0.423cm" fo:margin-bottom="0.423cm" style:contextual-spacing="false" fo:line-height="100%" fo:text-align="start" style:justify-single-word="false" fo:orphans="2" fo:widows="2" fo:text-indent="0cm" style:auto-text-indent="false"/>
      <style:text-properties fo:color="#000000" loext:opacity="100%" style:font-name="Times New Roman" officeooo:rsid="00071030" officeooo:paragraph-rsid="00129484" style:font-size-asian="12pt" fo:background-color="#ffffff"/>
    </style:style>
    <style:style style:name="P155" style:family="paragraph" style:parent-style-name="Text_20_body" style:list-style-name="L35">
      <style:paragraph-properties fo:margin-top="0.423cm" fo:margin-bottom="0.423cm" style:contextual-spacing="false" fo:line-height="100%" fo:text-align="start" style:justify-single-word="false" fo:orphans="2" fo:widows="2"/>
      <style:text-properties officeooo:paragraph-rsid="001166f0"/>
    </style:style>
    <style:style style:name="P156" style:family="paragraph" style:parent-style-name="Text_20_body">
      <style:paragraph-properties fo:margin-left="0cm" fo:margin-right="0cm" fo:margin-top="0.212cm" fo:margin-bottom="0.212cm" style:contextual-spacing="false" fo:line-height="100%" fo:orphans="2" fo:widows="2" fo:text-indent="0cm" style:auto-text-indent="false"/>
      <style:text-properties fo:color="#000000" loext:opacity="100%" style:font-name="Times New Roman" officeooo:rsid="000f6bd9" style:font-size-asian="12pt" fo:background-color="#ffffff"/>
    </style:style>
    <style:style style:name="P157" style:family="paragraph" style:parent-style-name="Text_20_body" style:list-style-name="L36">
      <style:paragraph-properties fo:margin-top="0.212cm" fo:margin-bottom="0.212cm" style:contextual-spacing="false" fo:line-height="100%" fo:orphans="2" fo:widows="2" fo:padding="0cm" fo:border="none"/>
      <style:text-properties fo:color="#000000" loext:opacity="100%" style:font-name="Times New Roman" officeooo:rsid="000f6bd9" style:font-size-asian="12pt" fo:background-color="#ffffff"/>
    </style:style>
    <style:style style:name="P158" style:family="paragraph" style:parent-style-name="Text_20_body" style:list-style-name="L36">
      <style:paragraph-properties fo:margin-top="0.212cm" fo:margin-bottom="0.212cm" style:contextual-spacing="false" fo:line-height="100%" fo:orphans="2" fo:widows="2" fo:padding="0cm" fo:border="none"/>
      <style:text-properties fo:color="#000000" loext:opacity="100%" style:font-name="Times New Roman" officeooo:rsid="000f6bd9" officeooo:paragraph-rsid="001382ba" style:font-size-asian="12pt" fo:background-color="#ffffff"/>
    </style:style>
    <style:style style:name="P159" style:family="paragraph" style:parent-style-name="Heading_20_3">
      <style:paragraph-properties fo:margin-left="0cm" fo:margin-right="0cm" fo:margin-top="0.529cm" fo:margin-bottom="0.212cm" style:contextual-spacing="false" fo:line-height="100%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rsid="000f6bd9" style:font-size-asian="12pt" style:font-weight-asian="normal" style:font-size-complex="12pt" style:font-weight-complex="normal" fo:background-color="#ffffff"/>
    </style:style>
    <style:style style:name="P160" style:family="paragraph" style:parent-style-name="Text_20_body" style:list-style-name="L37">
      <style:paragraph-properties fo:margin-top="0.212cm" fo:margin-bottom="0.212cm" style:contextual-spacing="false" fo:line-height="100%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officeooo:rsid="000f6bd9" style:font-size-asian="12pt" style:font-weight-asian="normal" style:font-size-complex="12pt" style:font-weight-complex="normal" fo:background-color="#ffffff"/>
    </style:style>
    <style:style style:name="P161" style:family="paragraph" style:parent-style-name="Text_20_body" style:list-style-name="L38">
      <style:paragraph-properties fo:margin-top="0.212cm" fo:margin-bottom="0.212cm" style:contextual-spacing="false" fo:line-height="100%" fo:orphans="2" fo:widows="2" fo:padding="0cm" fo:border="none"/>
      <style:text-properties fo:color="#000000" loext:opacity="100%" style:font-name="Times New Roman" officeooo:rsid="000f6bd9" style:font-size-asian="12pt" fo:background-color="#ffffff"/>
    </style:style>
    <style:style style:name="P162" style:family="paragraph" style:parent-style-name="Text_20_body" style:list-style-name="L38">
      <style:paragraph-properties fo:margin-top="0.212cm" fo:margin-bottom="0.212cm" style:contextual-spacing="false" fo:line-height="100%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officeooo:rsid="000f6bd9" style:font-size-asian="12pt" style:font-weight-asian="normal" style:font-size-complex="12pt" style:font-weight-complex="normal" fo:background-color="#ffffff"/>
    </style:style>
    <style:style style:name="P163" style:family="paragraph" style:parent-style-name="Text_20_body" style:list-style-name="L38">
      <style:paragraph-properties fo:margin-top="0cm" fo:margin-bottom="0cm" style:contextual-spacing="false" fo:line-height="100%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officeooo:rsid="000f6bd9" style:font-size-asian="12pt" style:font-weight-asian="normal" style:font-size-complex="12pt" style:font-weight-complex="normal" fo:background-color="#ffffff"/>
    </style:style>
    <style:style style:name="P164" style:family="paragraph" style:parent-style-name="Text_20_body" style:list-style-name="L39">
      <style:paragraph-properties fo:margin-top="0.212cm" fo:margin-bottom="0.212cm" style:contextual-spacing="false" fo:line-height="100%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officeooo:rsid="000f6bd9" style:font-size-asian="12pt" style:font-weight-asian="normal" style:font-size-complex="12pt" style:font-weight-complex="normal" fo:background-color="#ffffff"/>
    </style:style>
    <style:style style:name="P165" style:family="paragraph" style:parent-style-name="Text_20_body" style:list-style-name="L40">
      <style:paragraph-properties fo:margin-top="0.212cm" fo:margin-bottom="0.212cm" style:contextual-spacing="false" fo:line-height="100%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officeooo:rsid="000f6bd9" style:font-size-asian="12pt" style:font-weight-asian="normal" style:font-size-complex="12pt" style:font-weight-complex="normal" fo:background-color="#ffffff"/>
    </style:style>
    <style:style style:name="P166" style:family="paragraph" style:parent-style-name="Text_20_body" style:list-style-name="L41">
      <style:paragraph-properties fo:margin-top="0.212cm" fo:margin-bottom="0.212cm" style:contextual-spacing="false" fo:line-height="100%" fo:orphans="2" fo:widows="2" fo:padding="0cm" fo:border="none"/>
      <style:text-properties fo:color="#000000" loext:opacity="100%" style:font-name="Times New Roman" officeooo:rsid="000f6bd9" style:font-size-asian="12pt" fo:background-color="#ffffff"/>
    </style:style>
    <style:style style:name="P167" style:family="paragraph" style:parent-style-name="Text_20_body">
      <style:paragraph-properties fo:margin-left="0cm" fo:margin-right="0cm" fo:margin-top="0.423cm" fo:margin-bottom="0.423cm" style:contextual-spacing="false" fo:line-height="100%" fo:text-align="start" style:justify-single-word="false" fo:orphans="2" fo:widows="2" fo:text-indent="0cm" style:auto-text-indent="false"/>
      <style:text-properties fo:color="#000000" loext:opacity="100%" style:font-name="Times New Roman" officeooo:rsid="00071030" officeooo:paragraph-rsid="001166f0" style:font-size-asian="12pt" fo:background-color="#ffffff"/>
    </style:style>
    <style:style style:name="T1" style:family="text">
      <style:text-properties fo:color="#000000" loext:opacity="100%" style:font-name="Times New Roman" fo:font-size="12pt" style:font-size-asian="12pt" style:font-size-complex="12pt"/>
    </style:style>
    <style:style style:name="T2" style:family="text">
      <style:text-properties fo:color="#000000" loext:opacity="100%" style:font-name="Times New Roman" fo:font-size="12pt" style:font-size-asian="12pt" style:font-size-complex="12pt" fo:background-color="#ffffff"/>
    </style:style>
    <style:style style:name="T3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font-size="12pt" fo:letter-spacing="normal" fo:font-style="normal" fo:font-weight="normal" style:font-weight-asian="normal" style:font-size-complex="12pt" style:font-weight-complex="normal"/>
    </style:style>
    <style:style style:name="T6" style:family="text">
      <style:text-properties fo:font-variant="normal" fo:text-transform="none" fo:color="#000000" loext:opacity="100%" fo:font-size="12pt" fo:letter-spacing="normal" fo:font-style="normal" fo:font-weight="normal" style:font-weight-asian="normal" style:font-size-complex="12pt" style:font-weight-complex="normal"/>
    </style:style>
    <style:style style:name="T7" style:family="text">
      <style:text-properties fo:font-variant="normal" fo:text-transform="none" fo:color="#000000" loext:opacity="100%" fo:font-size="12pt" fo:letter-spacing="normal" fo:font-style="normal" fo:font-weight="normal" officeooo:rsid="00071030" style:font-weight-asian="normal" style:font-size-complex="12pt" style:font-weight-complex="normal"/>
    </style:style>
    <style:style style:name="T8" style:family="text">
      <style:text-properties fo:font-variant="normal" fo:text-transform="none" fo:color="#000000" loext:opacity="100%" fo:font-size="12pt" fo:letter-spacing="normal" fo:font-style="normal" fo:font-weight="normal" officeooo:rsid="000a1faa" style:font-weight-asian="normal" style:font-size-complex="12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language="ru" fo:country="RU" fo:font-weight="normal" officeooo:rsid="00071030" style:font-weight-asian="normal" style:font-weight-complex="normal" fo:background-color="#ffffff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 officeooo:rsid="00071030"/>
    </style:style>
    <style:style style:name="T13" style:family="text">
      <style:text-properties officeooo:rsid="00088694"/>
    </style:style>
    <style:style style:name="T14" style:family="text">
      <style:text-properties fo:font-family="'Cascadia Mono'" style:font-family-generic="roman" style:font-pitch="variable" fo:font-size="9.5pt" style:font-size-asian="9.5pt" fo:background-color="#ffffff"/>
    </style:style>
    <style:style style:name="T15" style:family="text">
      <style:text-properties fo:font-variant="normal" fo:text-transform="none" fo:font-size="12pt" fo:letter-spacing="normal" fo:font-style="normal" fo:font-weight="normal" officeooo:rsid="000612b6" style:font-weight-asian="normal" style:font-size-complex="12pt" style:font-weight-complex="normal"/>
    </style:style>
    <style:style style:name="T16" style:family="text">
      <style:text-properties fo:font-variant="normal" fo:text-transform="none" fo:color="#000000" loext:opacity="100%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style:font-name="Times New Roman" fo:font-size="12pt" fo:letter-spacing="normal" fo:font-style="normal" fo:font-weight="normal" fo:background-color="#2c2c2e" loext:char-shading-value="0" style:font-weight-asian="normal" style:font-weight-complex="normal" loext:padding="0cm" loext:border="none"/>
    </style:style>
    <style:style style:name="T18" style:family="text">
      <style:text-properties fo:font-variant="normal" fo:text-transform="none" fo:font-size="12pt" fo:letter-spacing="normal" fo:font-style="normal" fo:font-weight="normal" style:font-weight-asian="normal" style:font-weight-complex="normal"/>
    </style:style>
    <style:style style:name="T19" style:family="text">
      <style:text-properties fo:font-variant="normal" fo:text-transform="none" fo:font-size="12pt" fo:letter-spacing="normal" fo:font-style="normal" fo:font-weight="normal" officeooo:rsid="000a1faa" style:font-weight-asian="normal" style:font-weight-complex="normal"/>
    </style:style>
    <style:style style:name="T20" style:family="text">
      <style:text-properties officeooo:rsid="000b1988"/>
    </style:style>
    <style:style style:name="T21" style:family="text">
      <style:text-properties style:font-name="Times New Roman" fo:font-size="12pt" fo:font-weight="normal" style:font-weight-asian="normal" style:font-size-complex="12pt" style:font-weight-complex="normal"/>
    </style:style>
    <style:style style:name="T22" style:family="text">
      <style:text-properties fo:font-size="12pt" fo:font-weight="normal" style:font-weight-asian="normal" style:font-size-complex="12pt" style:font-weight-complex="normal"/>
    </style:style>
    <style:style style:name="T23" style:family="text">
      <style:text-properties officeooo:rsid="000a1faa"/>
    </style:style>
    <style:style style:name="T24" style:family="text">
      <style:text-properties fo:background-color="#ffffff"/>
    </style:style>
    <style:style style:name="T25" style:family="text">
      <style:text-properties fo:language="ru" fo:country="RU" fo:font-weight="normal" officeooo:rsid="000d186d" style:font-weight-asian="normal" style:font-weight-complex="normal" fo:background-color="#ffffff"/>
    </style:style>
    <style:style style:name="T26" style:family="text">
      <style:text-properties officeooo:rsid="000d186d"/>
    </style:style>
    <style:style style:name="T27" style:family="text">
      <style:text-properties fo:font-size="12pt" fo:font-style="normal" style:text-underline-style="none" fo:font-weight="normal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Times New Roman" fo:font-size="12pt" fo:font-style="normal" style:text-underline-style="none" fo:font-weight="normal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tyle="normal" style:text-underline-style="none" style:font-style-asian="normal" style:font-style-complex="normal"/>
    </style:style>
    <style:style style:name="T30" style:family="text">
      <style:text-properties fo:color="#000000" loext:opacity="100%" style:font-name="Times New Roman" fo:font-size="12pt" fo:font-weight="normal" officeooo:rsid="00071030" style:font-size-asian="12pt" style:font-weight-asian="normal" style:font-size-complex="12pt" style:font-weight-complex="normal" fo:background-color="#ffffff"/>
    </style:style>
    <style:style style:name="T31" style:family="text">
      <style:text-properties fo:language="ru" fo:country="RU" officeooo:rsid="00071030"/>
    </style:style>
    <style:style style:name="T32" style:family="text">
      <style:text-properties fo:font-variant="normal" fo:text-transform="none" style:font-name="Times New Roman" fo:font-size="12pt" fo:letter-spacing="normal" fo:font-style="normal" fo:font-weight="normal" fo:background-color="#2c2c2e" loext:char-shading-value="0" style:font-weight-asian="normal" style:font-size-complex="12pt" style:font-weight-complex="normal" loext:padding="0cm" loext:border="none"/>
    </style:style>
    <style:style style:name="T33" style:family="text">
      <style:text-properties fo:font-variant="normal" fo:text-transform="none" style:font-name="Times New Roman" fo:font-size="12pt" fo:letter-spacing="normal" fo:font-style="normal" fo:font-weight="normal" officeooo:rsid="000f05e8" fo:background-color="#2c2c2e" loext:char-shading-value="0" style:font-weight-asian="normal" style:font-size-complex="12pt" style:font-weight-complex="normal" loext:padding="0cm" loext:border="none"/>
    </style:style>
    <style:style style:name="T34" style:family="text">
      <style:text-properties fo:font-variant="normal" fo:text-transform="none" style:font-name="Times New Roman" fo:font-size="12pt" fo:letter-spacing="normal" fo:language="en" fo:country="US" fo:font-style="normal" fo:font-weight="normal" officeooo:rsid="000f05e8" fo:background-color="#2c2c2e" loext:char-shading-value="0" style:font-weight-asian="normal" style:font-size-complex="12pt" style:font-weight-complex="normal" loext:padding="0cm" loext:border="none"/>
    </style:style>
    <style:style style:name="T35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3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0f05e8" style:font-size-asian="12pt" style:font-weight-asian="normal" style:font-size-complex="12pt" style:font-weight-complex="normal" fo:background-color="#ffffff"/>
    </style:style>
    <style:style style:name="T3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0f6bd9" style:font-size-asian="12pt" style:font-weight-asian="normal" style:font-size-complex="12pt" style:font-weight-complex="normal" fo:background-color="#ffffff"/>
    </style:style>
    <style:style style:name="T38" style:family="text">
      <style:text-properties fo:font-variant="normal" fo:text-transform="none" fo:letter-spacing="normal" fo:font-style="normal" fo:font-weight="normal" officeooo:rsid="000f05e8" style:font-weight-asian="normal" style:font-weight-complex="normal"/>
    </style:style>
    <style:style style:name="T39" style:family="text">
      <style:text-properties fo:font-variant="normal" fo:text-transform="none" fo:font-size="12pt" fo:letter-spacing="normal" fo:font-style="normal" fo:font-weight="normal" officeooo:rsid="000f6bd9" style:font-weight-asian="normal" style:font-size-complex="12pt" style:font-weight-complex="normal"/>
    </style:style>
    <style:style style:name="T40" style:family="text">
      <style:text-properties fo:font-variant="normal" fo:text-transform="none" fo:font-size="12pt" fo:letter-spacing="normal" fo:language="en" fo:country="US" fo:font-style="normal" fo:font-weight="normal" officeooo:rsid="000f6bd9" style:font-weight-asian="normal" style:font-size-complex="12pt" style:font-weight-complex="normal"/>
    </style:style>
    <style:style style:name="T41" style:family="text">
      <style:text-properties fo:font-variant="normal" fo:text-transform="none" fo:font-size="15pt" fo:letter-spacing="normal" fo:font-style="normal" fo:font-weight="bold" officeooo:rsid="000f6bd9" style:font-size-asian="15pt" style:font-weight-asian="bold" style:font-size-complex="15pt" style:font-weight-complex="bold"/>
    </style:style>
    <style:style style:name="T42" style:family="text">
      <style:text-properties fo:color="#000000" loext:opacity="100%" style:font-name="Times New Roman" fo:font-size="12pt" fo:language="ru" fo:country="RU" fo:font-weight="normal" officeooo:rsid="000b1988" style:font-size-asian="12pt" style:font-weight-asian="normal" style:font-size-complex="12pt" style:font-weight-complex="normal" fo:background-color="#ffffff"/>
    </style:style>
    <style:style style:name="T43" style:family="text">
      <style:text-properties fo:color="#000000" loext:opacity="100%" fo:font-family="'Cascadia Mono'" style:font-family-generic="roman" style:font-pitch="variable" fo:font-size="9.5pt" fo:font-weight="normal" officeooo:rsid="000f6bd9" style:font-size-asian="9.5pt" style:font-weight-asian="normal" style:font-size-complex="12pt" style:font-weight-complex="normal" fo:background-color="#ffffff"/>
    </style:style>
    <style:style style:name="T44" style:family="text">
      <style:text-properties fo:color="#000000" loext:opacity="100%" style:font-name="Times New Roman" fo:font-size="12pt" fo:font-weight="normal" officeooo:rsid="000f6bd9" style:font-size-asian="12pt" style:font-weight-asian="normal" style:font-size-complex="12pt" style:font-weight-complex="normal" fo:background-color="#ffffff"/>
    </style:style>
    <style:style style:name="T45" style:family="text">
      <style:text-properties fo:font-size="12pt" style:font-size-complex="12pt"/>
    </style:style>
    <style:style style:name="T46" style:family="text">
      <style:text-properties style:font-name="Times New Roman" fo:font-size="12pt" style:font-size-complex="12pt"/>
    </style:style>
    <style:style style:name="T4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0f6bd9" style:font-size-asian="12pt" style:font-weight-asian="normal" style:font-size-complex="12pt" style:font-weight-complex="normal"/>
    </style:style>
    <style:style style:name="T48" style:family="text">
      <style:text-properties officeooo:rsid="001166f0"/>
    </style:style>
    <style:style style:name="T49" style:family="text">
      <style:text-properties officeooo:rsid="00071030"/>
    </style:style>
    <style:style style:name="T50" style:family="text">
      <style:text-properties fo:font-variant="normal" fo:text-transform="none" fo:color="#000000" loext:opacity="100%" style:font-name="Times New Roman" fo:font-size="12pt" fo:letter-spacing="normal" fo:font-style="normal" fo:font-weight="normal" loext:char-shading-value="0" style:font-size-asian="12pt" style:font-weight-asian="normal" style:font-size-complex="12pt" style:font-weight-complex="normal" loext:padding="0cm" loext:border="none" fo:background-color="#ffffff"/>
    </style:style>
    <style:style style:name="T5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0f6bd9" loext:char-shading-value="0" style:font-size-asian="12pt" style:font-weight-asian="normal" style:font-size-complex="12pt" style:font-weight-complex="normal" loext:padding="0cm" loext:border="none" fo:background-color="#ffffff"/>
    </style:style>
    <style:style style:name="T52" style:family="text">
      <style:text-properties fo:color="#000000" loext:opacity="100%" style:font-name="Times New Roman" fo:font-size="12pt" fo:font-weight="normal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0f6bd9" style:font-weight-asian="normal" style:font-size-complex="12pt" style:font-weight-complex="normal"/>
    </style:style>
    <style:style style:name="T5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0f6bd9" loext:char-shading-value="0" style:font-size-asian="12pt" style:font-weight-asian="normal" style:font-size-complex="12pt" style:font-weight-complex="normal" loext:padding-left="0cm" loext:padding-right="0cm" loext:padding-top="0.079cm" loext:padding-bottom="0.079cm" loext:border-left="none" loext:border-right="none" loext:border-top="0.74pt solid #ffffff" loext:border-bottom="0.74pt solid #ffffff" fo:background-color="#ffffff"/>
    </style:style>
    <style:style style:name="T55" style:family="text">
      <style:text-properties fo:font-variant="normal" fo:text-transform="none" style:font-name="Times New Roman" fo:font-size="12pt" fo:letter-spacing="normal" fo:font-style="normal" fo:font-weight="normal" fo:background-color="#262626" loext:char-shading-value="0" style:font-weight-asian="normal" style:font-size-complex="12pt" style:font-weight-complex="normal" loext:padding-left="0cm" loext:padding-right="0cm" loext:padding-top="0.079cm" loext:padding-bottom="0.079cm" loext:border-left="none" loext:border-right="none" loext:border-top="0.74pt solid #ffffff" loext:border-bottom="0.74pt solid #ffffff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text:bullet-char="-">
        <style:list-level-properties text:space-before="2.002cm" text:min-label-width="0.499cm"/>
        <style:text-properties style:font-name="OpenSymbol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ча 1.</text:p>
      <text:p text:style-name="P2"/>
      <text:p text:style-name="P3">Постановка задачи:</text:p>
      <text:p text:style-name="P3"/>
      <text:p text:style-name="P3">Ввести с клавиатуры любое слово. Используя генерацию случайных чисел, переставить буквы этого слова в случайном порядке. Делать это до тех пор, пока полученное слово не совпадёт с начальным словом. Выводить слово после каждой перестановки и посчитать общее количество выведенных слов (не считая исходного). Пример выполнения программы: Введите слово: корова</text:p>
      <text:p text:style-name="P3">воакро</text:p>
      <text:p text:style-name="P3">вокроа</text:p>
      <text:p text:style-name="P3">ароовк</text:p>
      <text:p text:style-name="P3">краоов</text:p>
      <text:p text:style-name="P3">крваоо</text:p>
      <text:p text:style-name="P3">оокавр</text:p>
      <text:p text:style-name="P3">ооквра</text:p>
      <text:p text:style-name="P3">вкраоо</text:p>
      <text:p text:style-name="P3">корова</text:p>
      <text:p text:style-name="P3">9 попыток</text:p>
      <text:p text:style-name="P3"/>
      <text:p text:style-name="P4"><text:span text:style-name="T1">1 чат. </text:span><text:a xlink:type="simple" xlink:href="https://mashagpt.ru/" text:style-name="Internet_20_link" text:visited-style-name="Visited_20_Internet_20_Link"><text:span text:style-name="T2">https://mashagpt.ru/</text:span></text:a></text:p>
      <text:p text:style-name="P5"/>
      <text:p text:style-name="P5">промт:</text:p>
      <text:p text:style-name="P6">напиши на с++ рабочий код.</text:p>
      <text:p text:style-name="P7"><text:span text:style-name="T3">Ввести с клавиатуры любое слово.Используя генерацию случайных чисел, переставить буквы этого слова в случайном порядке.Делать это до тех пор, пока полученное слово не совпадёт с начальным словом.Выводить слово после каждой перестановки и посчитать общее количество выведенных слов(не считая исходного).Пример выполнения программы : Введите слово : корова воакро вокроа ароовк краоов крваоо оокавр ооквра вкраоо корова 9 </text:span><text:span text:style-name="T4">попыток.</text:span></text:p>
      <text:p text:style-name="P8"/>
      <text:h text:style-name="P9" text:outline-level="2">Форматирование и стиль кода:</text:h>
      <text:h text:style-name="P10" text:outline-level="2"><text:span text:style-name="Strong_20_Emphasis"><text:span text:style-name="T5">Отступы:</text:span></text:span><text:span text:style-name="T5"> исправлены с 4 пробелов на 2 пробела в соответствии с Google Style Guide</text:span></text:h>
      <text:p text:style-name="P11"><text:span text:style-name="Strong_20_Emphasis"><text:span text:style-name="T6">Положение скобок:</text:span></text:span><text:span text:style-name="T6"> открывающие скобки { перенесены на ту же строку, закрывающие } на отдельной строк</text:span><text:span text:style-name="T7">е</text:span><text:span text:style-name="T8">.</text:span></text:p>
      <text:p text:style-name="P12"><text:span text:style-name="Strong_20_Emphasis"><text:span text:style-name="T9">Длина строк:</text:span></text:span> строки длиннее 80 символов разбиты на несколько строк:</text:p>
      <text:p text:style-name="P11"><text:span text:style-name="Strong_20_Emphasis"><text:span text:style-name="T6">Имена функций:</text:span></text:span></text:p>
      <text:list text:style-name="L1">
        <text:list-item>
          <text:p text:style-name="P13">setConsoleEncoding → set_console_encoding (lower_case_with_underscores)</text:p>
        </text:list-item>
        <text:list-item>
          <text:p text:style-name="P13">shuffleUntilOriginal → shuffle_until_original (lower_case_with_underscores)</text:p>
        </text:list-item>
      </text:list>
      <text:p text:style-name="P14"/>
      <text:p text:style-name="P14"/>
      <text:p text:style-name="P15">2 чат: <text:a xlink:type="simple" xlink:href="https://chat.deepseek.com/" text:style-name="Internet_20_link" text:visited-style-name="Visited_20_Internet_20_Link">https://chat.deepseek.com/</text:a></text:p>
      <text:p text:style-name="P15"/>
      <text:p text:style-name="P15">промт:</text:p>
      <text:p text:style-name="P15"/>
      <text:p text:style-name="P15">напиши на с++ рабочий код.</text:p>
      <text:p text:style-name="P15"><text:soft-page-break/>Ввести с клавиатуры любое слово.Используя генерацию случайных чисел, переставить буквы этого слова в случайном порядке.Делать это до тех пор, пока полученное слово не совпадёт с начальным словом.Выводить слово после каждой перестановки и посчитать общее количество выведенных слов(не считая исходного).Пример выполнения программы : Введите слово : корова воакро вокроа ароовк краоов крваоо оокавр ооквра вкраоо корова 9 попыток.</text:p>
      <text:p text:style-name="P15"/>
      <text:p text:style-name="P16"><text:span text:style-name="T10">Код запустился, но была п</text:span><text:span text:style-name="T11">роблема в выводе связан</text:span><text:span text:style-name="T12">н</text:span><text:span text:style-name="T11">а</text:span><text:span text:style-name="T12">я</text:span><text:span text:style-name="T11"> с русскими буквами и кодировкой консоли.</text:span> <text:span text:style-name="T13">Поэтому установила</text:span><text:span text:style-name="T11"> кодировку для корректного отображения русских букв.</text:span></text:p>
      <text:p text:style-name="P17"/>
      <text:p text:style-name="P17"><text:span text:style-name="T14">system(</text:span><text:span text:style-name="T14">"chcp 1251 &gt; nul"</text:span><text:span text:style-name="T14">);</text:span></text:p>
      <text:p text:style-name="P17"/>
      <text:p text:style-name="P16"/>
      <text:h text:style-name="P18" text:outline-level="2">Форматирование и стиль кода</text:h>
      <text:p text:style-name="P19"><text:span text:style-name="Strong_20_Emphasis"><text:span text:style-name="T5">Отступы:</text:span></text:span><text:span text:style-name="T5"> исправлены с 4 пробелов на 2 пробела в соответствии с Google Style Guide</text:span></text:p>
      <text:p text:style-name="P12"><text:span text:style-name="Strong_20_Emphasis"><text:span text:style-name="T5">Положение скобок:</text:span></text:span><text:span text:style-name="T5"> </text:span><text:span text:style-name="T15">открывающие скобки { перенесены на ту же строку, закрывающие } на отдельной строк</text:span><text:span text:style-name="T5">е</text:span></text:p>
      <text:p text:style-name="P19"><text:span text:style-name="Strong_20_Emphasis"><text:span text:style-name="T5">Длина строк:</text:span></text:span><text:span text:style-name="T5"> строки длиннее 80 символов разбиты на несколько строк:</text:span></text:p>
      <text:p text:style-name="P20"><text:span text:style-name="Strong_20_Emphasis"><text:span text:style-name="T16">Имена функций:</text:span></text:span></text:p>
      <text:list text:style-name="L2">
        <text:list-item>
          <text:p text:style-name="P21"><text:span text:style-name="Source_20_Text"><text:span text:style-name="T17">initGenerator()</text:span></text:span><text:span text:style-name="T18"> → </text:span><text:span text:style-name="Source_20_Text"><text:span text:style-name="T17">init_generator()</text:span></text:span><text:span text:style-name="T18"> (lower_case_with_underscores)</text:span></text:p>
        </text:list-item>
        <text:list-item>
          <text:p text:style-name="P21"><text:span text:style-name="Source_20_Text"><text:span text:style-name="T17">shuffleWord()</text:span></text:span><text:span text:style-name="T18"> → </text:span><text:span text:style-name="Source_20_Text"><text:span text:style-name="T17">shuffle_word()</text:span></text:span><text:span text:style-name="T18"> (lower_case_with_underscores)</text:span></text:p>
        </text:list-item>
      </text:list>
      <text:p text:style-name="P19"><text:span text:style-name="Strong_20_Emphasis"><text:span text:style-name="T19">Имена п</text:span></text:span><text:span text:style-name="Strong_20_Emphasis"><text:span text:style-name="T18">еременны</text:span></text:span><text:span text:style-name="Strong_20_Emphasis"><text:span text:style-name="T19">х</text:span></text:span><text:span text:style-name="Strong_20_Emphasis"><text:span text:style-name="T18">:</text:span></text:span></text:p>
      <text:list text:style-name="L3">
        <text:list-item>
          <text:p text:style-name="P22"><text:span text:style-name="Source_20_Text"><text:span text:style-name="T17">originalWord</text:span></text:span><text:span text:style-name="T18"> → </text:span><text:span text:style-name="Source_20_Text"><text:span text:style-name="T17">original_word</text:span></text:span><text:span text:style-name="T18"> (lower_case_with_underscores)</text:span></text:p>
        </text:list-item>
        <text:list-item>
          <text:p text:style-name="P22"><text:span text:style-name="Source_20_Text"><text:span text:style-name="T17">currentWord</text:span></text:span><text:span text:style-name="T18"> → </text:span><text:span text:style-name="Source_20_Text"><text:span text:style-name="T17">current_word</text:span></text:span><text:span text:style-name="T18"> (lower_case_with_underscores)</text:span></text:p>
        </text:list-item>
        <text:list-item>
          <text:p text:style-name="P22"><text:span text:style-name="Source_20_Text"><text:span text:style-name="T17">attempts</text:span></text:span><text:span text:style-name="T18"> → </text:span><text:span text:style-name="Source_20_Text"><text:span text:style-name="T17">attempt_count</text:span></text:span><text:span text:style-name="T18"> (более описательное имя)</text:span></text:p>
        </text:list-item>
      </text:list>
      <text:p text:style-name="P15"/>
      <text:p text:style-name="P15"/>
      <text:p text:style-name="P23">3 чат: <text:a xlink:type="simple" xlink:href="https://gemini.google.com/" text:style-name="Internet_20_link" text:visited-style-name="Visited_20_Internet_20_Link">https://gemini.google.com/</text:a></text:p>
      <text:p text:style-name="P23"/>
      <text:p text:style-name="P24">промт:</text:p>
      <text:p text:style-name="P24"/>
      <text:p text:style-name="P25">напиши на с++ рабочий код.</text:p>
      <text:p text:style-name="P26">Ввести с клавиатуры любое слово.Используя генерацию случайных чисел, переставить буквы этого слова в случайном порядке.Делать это до тех пор, пока полученное слово не совпадёт с начальным словом.Выводить слово после каждой перестановки и посчитать общее количество выведенных слов(не считая исходного).Пример выполнения программы : Введите слово : корова воакро вокроа ароовк краоов крваоо оокавр ооквра вкраоо корова 9 попыток.</text:p>
      <text:p text:style-name="P26"/>
      <text:p text:style-name="P27">Введите слово: корова</text:p>
      <text:p text:style-name="P28">аRЄ Rў RRў аЄ ўЄ RRа а RЄўR RЄ Rўа аЄў RR ўRа ЄR ЄўR Rа  RRўаЄ аRRЄў  ўRRа Є Єў RRа Rа ўЄR  RЄRўа RўRЄ а ЄRR аў R RаЄў ўRRаЄ  RЄў Rа ЄўRа R ЄRR ўа RўRа Є ЄR Rаў а RRўЄ ўRRаЄ   RаЄRў  RўRаЄ RRЄаў  RўаR Є RЄRўа  ўа RЄR RЄа ўR ўЄаRR   ЄаRRў  <text:soft-page-break/>ўаRRЄ ЄRаR ў  RаRЄў аR ЄRў Є аRRў RЄR ўа Rўа ЄR а ЄўRR  ЄRRўа ЄR ўаR ўRR Єа ў ЄRRа аRўR Є RRаЄ ў RЄўR а ў RRЄа аЄў RR аўR RЄ R аRўЄ Єўа RR Є RаўR  ўRRЄа RЄўа R R аRўЄ RЄў аR  RRЄаў ЄRўаR   ўRRаЄ ўаRRЄ  RЄўR а аЄRRў  RRў Єа  RўRаЄ аўRRЄ   RаўЄR а ўRRЄ RаRў Є RаЄў R аўRR Є Rў RЄа R ЄўRа ЄRаRў </text:p>
      <text:p text:style-name="P28">76 попыток. Исправь <text:span text:style-name="T20">кодировку.</text:span></text:p>
      <text:p text:style-name="P28"/>
      <text:p text:style-name="P29">Форматирование и стиль кода:</text:p>
      <text:p text:style-name="P29"/>
      <text:p text:style-name="P30"><text:span text:style-name="T9">Отступы: исправлены с 4 пробелов на 2 пробела </text:span></text:p>
      <text:p text:style-name="P31"><text:span text:style-name="Strong_20_Emphasis"><text:span text:style-name="T6">Положение скобок:</text:span></text:span><text:span text:style-name="T6"> открывающие скобки { перенесены на ту же строку, закрывающие } на отдельной строк</text:span><text:span text:style-name="T7">е</text:span><text:span text:style-name="T8">.</text:span></text:p>
      <text:p text:style-name="P32"><text:span text:style-name="Strong_20_Emphasis"><text:span text:style-name="T9">Длина строк:</text:span></text:span> строки длиннее 80 символов разбиты на несколько строк:</text:p>
      <text:p text:style-name="P33">Имена функций:</text:p>
      <text:list text:style-name="L4">
        <text:list-item>
          <text:p text:style-name="P34"><text:span text:style-name="Source_20_Text"><text:span text:style-name="T21">runShuffleProcess()</text:span></text:span><text:span text:style-name="T22"> → </text:span><text:span text:style-name="Source_20_Text"><text:span text:style-name="T21">run_shuffle_process()</text:span></text:span><text:span text:style-name="T22"> (приведено к стандарту lower_case_with_underscores).</text:span></text:p>
        </text:list-item>
      </text:list>
      <text:p text:style-name="P35">Имена переменных:</text:p>
      <text:list text:style-name="L5">
        <text:list-item>
          <text:p text:style-name="P36"><text:span text:style-name="Source_20_Text"><text:span text:style-name="T21">original</text:span></text:span><text:span text:style-name="T22"> → </text:span><text:span text:style-name="Source_20_Text"><text:span text:style-name="T21">input_word</text:span></text:span><text:span text:style-name="T22"> <text:s/>(соответствие стилю lower_case_with_underscores).</text:span></text:p>
        </text:list-item>
        <text:list-item>
          <text:p text:style-name="P36"><text:span text:style-name="Source_20_Text"><text:span text:style-name="T21">current</text:span></text:span><text:span text:style-name="T22"> → </text:span><text:span text:style-name="Source_20_Text"><text:span text:style-name="T21">current_word</text:span></text:span><text:span text:style-name="T22"> (более информативное имя в стиле с подчеркиваниями).</text:span></text:p>
        </text:list-item>
        <text:list-item>
          <text:p text:style-name="P36"><text:span text:style-name="Source_20_Text"><text:span text:style-name="T21">count</text:span></text:span><text:span text:style-name="T22"> → </text:span><text:span text:style-name="Source_20_Text"><text:span text:style-name="T21">attempts_count</text:span></text:span><text:span text:style-name="T22"> (использование lower_case_with_underscores вместо одиночного существительного).</text:span></text:p>
        </text:list-item>
        <text:list-item>
          <text:p text:style-name="P36"><text:span text:style-name="Source_20_Text"><text:span text:style-name="T21">rd</text:span></text:span><text:span text:style-name="T22"> → </text:span><text:span text:style-name="Source_20_Text"><text:span text:style-name="T21">random_device</text:span></text:span><text:span text:style-name="T22"> </text:span></text:p>
          <text:p text:style-name="P37"><text:span text:style-name="T22"/></text:p>
        </text:list-item>
      </text:list>
      <text:p text:style-name="P38">Задача 2.</text:p>
      <text:p text:style-name="P39"/>
      <text:p text:style-name="P40">1 чат: <text:a xlink:type="simple" xlink:href="https://gemini.google.com/" text:style-name="Internet_20_link" text:visited-style-name="Visited_20_Internet_20_Link"><text:span text:style-name="T23">https://gemini.google.com/</text:span></text:a></text:p>
      <text:p text:style-name="P40"/>
      <text:p text:style-name="P41">Постановка задачи:</text:p>
      <text:p text:style-name="P41"/>
      <text:p text:style-name="P42"><text:span text:style-name="T24">В текстовом файле с именем filename дано арифметическое выражение в обратной польской записи.Операндами в выражении являются целые числа из промежутка.от 0 до 9. Используемые операции : сложение(+), вычитание(-), умножение(*), деление нацело(/ ) и целочисленный остаток от деления(%).Постройте дерево, соответствующее данному выражению.Знаки операций кодируйте числами : сложение(-1), вычитание(-2), умножение(-3), деление нацело(-4) и целочисленный остаток от деления(-5).Преобразуйте дерево так, чтобы в нем не было операции умножения(замените поддеревья, в которых есть умножение значением данного поддерева).Выведите </text:span><text:span text:style-name="T25">указатель на корень полученного дерева.</text:span></text:p>
      <text:p text:style-name="P41"><text:s/></text:p>
      <text:p text:style-name="P43">промт:</text:p>
      <text:p text:style-name="P43"/>
      <text:p text:style-name="P43">напиши на с++ рабочий код.В текстовом файле с именем filename дано арифметическое выражение в обратной польской записи.Операндами в выражении являются целые числа из <text:soft-page-break/>промежутка.от 0 до 9. Используемые операции : сложение(+), вычитание(-), умножение(*), деление нацело(/ ) и целочисленный остаток от деления(%).Постройте дерево, соответствующее данному выражению.Знаки операций кодируйте числами : сложение(-1), вычитание(-2), умножение(-3), деление нацело(-4) и целочисленный остаток от деления(-5).Преобразуйте дерево так, чтобы в нем не было операции умножения(замените поддеревья, в которых есть умножение значением данного поддерева).Выведите <text:span text:style-name="T26">указатель на корень полученного дерева.</text:span></text:p>
      <text:p text:style-name="P41"><text:s/></text:p>
      <text:p text:style-name="P44">Форматирование и стиль кода:</text:p>
      <text:p text:style-name="P44"/>
      <text:p text:style-name="P45"><text:span text:style-name="T9">Отступы: исправлены с 4 пробелов на 2 пробела </text:span></text:p>
      <text:p text:style-name="P46"><text:span text:style-name="Strong_20_Emphasis"><text:span text:style-name="T6">Положение скобок:</text:span></text:span><text:span text:style-name="T6"> открывающие скобки { перенесены на ту же строку, закрывающие } на отдельной строк</text:span><text:span text:style-name="T7">е</text:span><text:span text:style-name="T8">.</text:span></text:p>
      <text:p text:style-name="P47"><text:span text:style-name="Strong_20_Emphasis"><text:span text:style-name="T9">Длина строк:</text:span></text:span> строки длиннее 80 символов разбиты на несколько строк:</text:p>
      <text:h text:style-name="P48" text:outline-level="3">Имена функций:</text:h>
      <text:list text:style-name="L6">
        <text:list-item>
          <text:p text:style-name="P49"><text:span text:style-name="Source_20_Text"><text:span text:style-name="T21">getOpCode()</text:span></text:span><text:span text:style-name="T22"> → </text:span><text:span text:style-name="Source_20_Text"><text:span text:style-name="T21">get_op_code()</text:span></text:span></text:p>
        </text:list-item>
        <text:list-item>
          <text:p text:style-name="P49"><text:span text:style-name="Source_20_Text"><text:span text:style-name="T21">evaluate()</text:span></text:span><text:span text:style-name="T22"> → </text:span><text:span text:style-name="Source_20_Text"><text:span text:style-name="T21">evaluate_tree()</text:span></text:span></text:p>
        </text:list-item>
        <text:list-item>
          <text:p text:style-name="P49"><text:span text:style-name="Source_20_Text"><text:span text:style-name="T21">transformTree()</text:span></text:span><text:span text:style-name="T22"> → </text:span><text:span text:style-name="Source_20_Text"><text:span text:style-name="T21">transform_tree()</text:span></text:span></text:p>
        </text:list-item>
      </text:list>
      <text:p text:style-name="P50"><text:span text:style-name="Source_20_Text"><text:span text:style-name="T21"/></text:span></text:p>
      <text:h text:style-name="P51" text:outline-level="3"><text:span text:style-name="T27">Имена переменных и констант:</text:span></text:h>
      <text:list text:style-name="L7">
        <text:list-item>
          <text:p text:style-name="P52"><text:span text:style-name="Source_20_Text"><text:span text:style-name="T28">ch</text:span></text:span><text:span text:style-name="T27"> → </text:span><text:span text:style-name="Source_20_Text"><text:span text:style-name="T28">current_char</text:span></text:span><text:span text:style-name="T27"> </text:span><text:span text:style-name="T27">(Более информативное имя вместо одиночного символа)</text:span><text:span text:style-name="T27">.</text:span></text:p>
        </text:list-item>
        <text:list-item>
          <text:p text:style-name="P52"><text:span text:style-name="Source_20_Text"><text:span text:style-name="T28">s</text:span></text:span><text:span text:style-name="T27"> <text:s/>→ </text:span><text:span text:style-name="Source_20_Text"><text:span text:style-name="T28">nodes_stack</text:span></text:span><text:span text:style-name="T27"> </text:span><text:span text:style-name="T27">(Соответствие стилю lower_case_with_underscores)</text:span><text:span text:style-name="T27">.</text:span></text:p>
        </text:list-item>
        <text:list-item>
          <text:p text:style-name="P52"><text:span text:style-name="Source_20_Text"><text:span text:style-name="T28">newNode</text:span></text:span><text:span text:style-name="T27"> → </text:span><text:span text:style-name="Source_20_Text"><text:span text:style-name="T28">new_node</text:span></text:span></text:p>
        </text:list-item>
        <text:list-item>
          <text:p text:style-name="P52"><text:span text:style-name="Source_20_Text"><text:span text:style-name="T28">op</text:span></text:span><text:span text:style-name="T27"> → </text:span><text:span text:style-name="Source_20_Text"><text:span text:style-name="T28">op_code</text:span></text:span></text:p>
          <text:p text:style-name="P52"><text:span text:style-name="Source_20_Text"><text:span text:style-name="T28"/></text:span></text:p>
        </text:list-item>
      </text:list>
      <text:h text:style-name="P53" text:outline-level="3">Имена типов:</text:h>
      <text:list text:style-name="L8">
        <text:list-item>
          <text:p text:style-name="P54"><text:span text:style-name="Source_20_Text"><text:span text:style-name="T28">struct node</text:span></text:span><text:span text:style-name="T27"> → </text:span><text:span text:style-name="Source_20_Text"><text:span text:style-name="T28">struct ExpressionNode</text:span></text:span></text:p>
        </text:list-item>
      </text:list>
      <text:p text:style-name="P50"><text:span text:style-name="Source_20_Text"><text:span text:style-name="T28"/></text:span></text:p>
      <text:h text:style-name="P55" text:outline-level="2"><text:span text:style-name="T29">Управление памятью и безопасность:</text:span></text:h>
      <text:list text:style-name="L9">
        <text:list-item>
          <text:p text:style-name="P56"><text:span text:style-name="T30">Старый код использовал сырые указатели </text:span><text:span text:style-name="Source_20_Text"><text:span text:style-name="T30">Node*</text:span></text:span><text:span text:style-name="T30">, что требовало ручного удаления.</text:span></text:p>
        </text:list-item>
      </text:list>
      <text:list text:style-name="L10">
        <text:list-item>
          <text:p text:style-name="P57"><text:span text:style-name="T22">Новый код: Внедрен </text:span><text:span text:style-name="Source_20_Text"><text:span text:style-name="T21">std::unique_ptr</text:span></text:span><text:span text:style-name="T22">. Это исключает утечки памяти (memory leaks), так как дерево удаляется автоматически при выходе объекта </text:span><text:span text:style-name="Source_20_Text"><text:span text:style-name="T21">root</text:span></text:span><text:span text:style-name="T22"> из области видимости.</text:span></text:p>
          <text:p text:style-name="P58"/>
        </text:list-item>
      </text:list>
      <text:h text:style-name="P55" text:outline-level="2"><text:span text:style-name="T29">Обработка ошибок и логика</text:span></text:h>
      <text:list xml:id="list3506516010" text:style-name="L11">
        <text:list-item>
          <text:p text:style-name="P59">Старый код возвращал 0 или завершался аварийно при ошибках.</text:p>
        </text:list-item>
        <text:list-item>
          <text:p text:style-name="P60"><text:span text:style-name="T22">Новый код: Внедрена генерация исключений </text:span><text:span text:style-name="Source_20_Text"><text:span text:style-name="T21">std::runtime_error</text:span></text:span><text:span text:style-name="T22"> для критических ситуаций:</text:span></text:p>
        </text:list-item>
      </text:list>
      <text:list text:style-name="L12">
        <text:list-item>
          <text:list>
            <text:list-header>
              <text:p text:style-name="P61"><text:span text:style-name="T30"><text:s/>- <text:s text:c="3"/>«Деление на ноль».</text:span></text:p>
            </text:list-header>
          </text:list>
        </text:list-item>
      </text:list>
      <text:list text:continue-list="list3506516010" text:style-name="L11">
        <text:list-item>
          <text:list>
            <text:list-item>
              <text:p text:style-name="P62"><text:span text:style-name="T30">«Деление на ноль (остаток)».</text:span></text:p>
            </text:list-item>
          </text:list>
        </text:list-item>
        <text:list-item>
          <text:p text:style-name="P60"><text:soft-page-break/><text:span text:style-name="T22">В </text:span><text:span text:style-name="Source_20_Text"><text:span text:style-name="T21">main.cpp</text:span></text:span><text:span text:style-name="T22"> добавлен блок </text:span><text:span text:style-name="Source_20_Text"><text:span text:style-name="T21">try-catch</text:span></text:span><text:span text:style-name="T22"> для безопасного перехвата этих ошибок и вывода сообщений </text:span></text:p>
        </text:list-item>
      </text:list>
      <text:h text:style-name="P63" text:outline-level="2">Использование пространств имен</text:h>
      <text:list text:style-name="L13">
        <text:list-item>
          <text:h text:style-name="P64" text:outline-level="2"><text:span text:style-name="T30">Удалена директива </text:span><text:span text:style-name="Source_20_Text"><text:span text:style-name="T30">using namespace std;</text:span></text:span></text:h>
        </text:list-item>
      </text:list>
      <text:p text:style-name="P65"><text:span text:style-name="Source_20_Text"><text:span text:style-name="T30"/></text:span></text:p>
      <text:p text:style-name="P66">2 чат: <text:a xlink:type="simple" xlink:href="https://chat.deepseek.com/" text:style-name="Internet_20_link" text:visited-style-name="Visited_20_Internet_20_Link"><text:span text:style-name="T31">https://chat.deepseek.com/</text:span></text:a></text:p>
      <text:p text:style-name="P67"/>
      <text:p text:style-name="P68">промт:</text:p>
      <text:p text:style-name="P68"/>
      <text:p text:style-name="P68">напиши на с++ рабочий код.В текстовом файле с именем filename дано арифметическое выражение в обратной польской записи.Операндами в выражении являются целые числа из промежутка.от 0 до 9. Используемые операции : сложение(+), вычитание(-), умножение(*), деление нацело(/ ) и целочисленный остаток от деления(%).Постройте дерево, соответствующее данному выражению.Знаки операций кодируйте числами : сложение(-1), вычитание(-2), умножение(-3), деление нацело(-4) и целочисленный остаток от деления(-5).Преобразуйте дерево так, чтобы в нем не было операции умножения(замените поддеревья, в которых есть умножение значением данного поддерева).Выведите <text:span text:style-name="T26">указатель на корень полученного дерева.</text:span></text:p>
      <text:p text:style-name="P69"><text:s/></text:p>
      <text:p text:style-name="P44">Форматирование и стиль кода:</text:p>
      <text:p text:style-name="P44"/>
      <text:p text:style-name="P45"><text:span text:style-name="T9">Отступы: исправлены с 4 пробелов на 2 пробела </text:span></text:p>
      <text:p text:style-name="P46"><text:span text:style-name="Strong_20_Emphasis"><text:span text:style-name="T6">Положение скобок:</text:span></text:span><text:span text:style-name="T6"> открывающие скобки { перенесены на ту же строку, закрывающие } на отдельной строк</text:span><text:span text:style-name="T7">е</text:span><text:span text:style-name="T8">.</text:span></text:p>
      <text:p text:style-name="P47"><text:span text:style-name="Strong_20_Emphasis"><text:span text:style-name="T9">Длина строк:</text:span></text:span> строки длиннее 80 символов разбиты на несколько строк.</text:p>
      <text:p text:style-name="P47"><text:span text:style-name="Strong_20_Emphasis"><text:span text:style-name="T5">Имена функций:</text:span></text:span></text:p>
      <text:list text:style-name="L14">
        <text:list-item>
          <text:p text:style-name="P70"><text:span text:style-name="Source_20_Text"><text:span text:style-name="T32">buildTreeFromRPN()</text:span></text:span><text:span text:style-name="T5"> → </text:span><text:span text:style-name="Source_20_Text"><text:span text:style-name="T32">build_tree_from_rpn()</text:span></text:span></text:p>
        </text:list-item>
        <text:list-item>
          <text:p text:style-name="P70"><text:span text:style-name="Source_20_Text"><text:span text:style-name="T32">evaluate()</text:span></text:span><text:span text:style-name="T5"> → </text:span><text:span text:style-name="Source_20_Text"><text:span text:style-name="T32">evaluate</text:span></text:span><text:span text:style-name="Source_20_Text"><text:span text:style-name="T33">_</text:span></text:span><text:span text:style-name="Source_20_Text"><text:span text:style-name="T34">tree</text:span></text:span><text:span text:style-name="Source_20_Text"><text:span text:style-name="T32">()</text:span></text:span><text:span text:style-name="T5"> </text:span></text:p>
        </text:list-item>
        <text:list-item>
          <text:p text:style-name="P70"><text:span text:style-name="Source_20_Text"><text:span text:style-name="T32">replaceMultiplication()</text:span></text:span><text:span text:style-name="T5"> → </text:span><text:span text:style-name="Source_20_Text"><text:span text:style-name="T32">replace_multiplication()</text:span></text:span></text:p>
        </text:list-item>
        <text:list-item>
          <text:p text:style-name="P70"><text:span text:style-name="Source_20_Text"><text:span text:style-name="T32">printTreeInfix()</text:span></text:span><text:span text:style-name="T5"> → </text:span><text:span text:style-name="Source_20_Text"><text:span text:style-name="T32">print_tree_infix()</text:span></text:span></text:p>
        </text:list-item>
        <text:list-item>
          <text:p text:style-name="P70"><text:span text:style-name="Source_20_Text"><text:span text:style-name="T32">printTreeStructure()</text:span></text:span><text:span text:style-name="T5"> → </text:span><text:span text:style-name="Source_20_Text"><text:span text:style-name="T32">print_tree_structure()</text:span></text:span></text:p>
        </text:list-item>
        <text:list-item>
          <text:p text:style-name="P70"><text:span text:style-name="Source_20_Text"><text:span text:style-name="T32">deleteTree()</text:span></text:span><text:span text:style-name="T5"> → </text:span><text:span text:style-name="Source_20_Text"><text:span text:style-name="T32">delete_tree()</text:span></text:span></text:p>
        </text:list-item>
      </text:list>
      <text:p text:style-name="P19"><text:span text:style-name="Strong_20_Emphasis"><text:span text:style-name="T5">Имена переменных и констант:</text:span></text:span></text:p>
      <text:list text:style-name="L15">
        <text:list-item>
          <text:p text:style-name="P71"><text:span text:style-name="Source_20_Text"><text:span text:style-name="T32">file</text:span></text:span><text:span text:style-name="T5"> → </text:span><text:span text:style-name="Source_20_Text"><text:span text:style-name="T32">input_file</text:span></text:span><text:span text:style-name="T5"> (более информативное имя)</text:span></text:p>
        </text:list-item>
        <text:list-item>
          <text:p text:style-name="P71"><text:span text:style-name="Source_20_Text"><text:span text:style-name="T32">st</text:span></text:span><text:span text:style-name="T5"> → </text:span><text:span text:style-name="Source_20_Text"><text:span text:style-name="T32">node_stack</text:span></text:span><text:span text:style-name="T5"> (соответствие стилю lower_case_with_underscores)</text:span></text:p>
        </text:list-item>
        <text:list-item>
          <text:p text:style-name="P71"><text:span text:style-name="Source_20_Text"><text:span text:style-name="T32">token</text:span></text:span><text:span text:style-name="T5"> → </text:span><text:span text:style-name="Source_20_Text"><text:span text:style-name="T32">current_token</text:span></text:span><text:span text:style-name="T5"> (явное указание на текущий токен)</text:span></text:p>
        </text:list-item>
        <text:list-item>
          <text:p text:style-name="P71"><text:span text:style-name="Source_20_Text"><text:span text:style-name="T32">opCode</text:span></text:span><text:span text:style-name="T5"> → </text:span><text:span text:style-name="Source_20_Text"><text:span text:style-name="T32">operation_code</text:span></text:span><text:span text:style-name="T5"> (полное имя вместо сокращения)</text:span></text:p>
        </text:list-item>
        <text:list-item>
          <text:p text:style-name="P71"><text:span text:style-name="Source_20_Text"><text:span text:style-name="T32">opNode</text:span></text:span><text:span text:style-name="T5"> → </text:span><text:span text:style-name="Source_20_Text"><text:span text:style-name="T32">operation_node</text:span></text:span><text:span text:style-name="T5"> (соответствие содержимому узла)</text:span></text:p>
        </text:list-item>
        <text:list-item>
          <text:p text:style-name="P71"><text:span text:style-name="Source_20_Text"><text:span text:style-name="T32">left</text:span></text:span><text:span text:style-name="T5">/</text:span><text:span text:style-name="Source_20_Text"><text:span text:style-name="T32">right</text:span></text:span><text:span text:style-name="T5"> → </text:span><text:span text:style-name="Source_20_Text"><text:span text:style-name="T32">left_operand</text:span></text:span><text:span text:style-name="T5">/</text:span><text:span text:style-name="Source_20_Text"><text:span text:style-name="T32">right_operand</text:span></text:span><text:span text:style-name="T5"> (явное указание на операнды)</text:span></text:p>
        </text:list-item>
        <text:list-item>
          <text:p text:style-name="P71"><text:span text:style-name="Source_20_Text"><text:span text:style-name="T32">num</text:span></text:span><text:span text:style-name="T5"> → </text:span><text:span text:style-name="Source_20_Text"><text:span text:style-name="T32">number_value</text:span></text:span><text:span text:style-name="T5"> (полное имя переменной)</text:span></text:p>
        </text:list-item>
        <text:list-item>
          <text:p text:style-name="P71"><text:soft-page-break/><text:span text:style-name="Source_20_Text"><text:span text:style-name="T32">result</text:span></text:span><text:span text:style-name="T5"> → </text:span><text:span text:style-name="Source_20_Text"><text:span text:style-name="T32">multiplication_result</text:span></text:span><text:span text:style-name="T5"> (контекстно-зависимое имя)</text:span></text:p>
        </text:list-item>
        <text:list-item>
          <text:p text:style-name="P71"><text:span text:style-name="Source_20_Text"><text:span text:style-name="T32">newNode</text:span></text:span><text:span text:style-name="T5"> → </text:span><text:span text:style-name="Source_20_Text"><text:span text:style-name="T32">new_node</text:span></text:span><text:span text:style-name="T5"> (соответствие стилю)</text:span></text:p>
        </text:list-item>
        <text:list-item>
          <text:p text:style-name="P71"><text:span text:style-name="Source_20_Text"><text:span text:style-name="T32">root</text:span></text:span><text:span text:style-name="T5"> → </text:span><text:span text:style-name="Source_20_Text"><text:span text:style-name="T32">root_tree</text:span></text:span><text:span text:style-name="T5"> (уточнение, что это корень дерева)</text:span></text:p>
        </text:list-item>
        <text:list-item>
          <text:p text:style-name="P71"><text:span text:style-name="Source_20_Text"><text:span text:style-name="T32">transformedRoot</text:span></text:span><text:span text:style-name="T5"> → </text:span><text:span text:style-name="Source_20_Text"><text:span text:style-name="T32">transformed_tree</text:span></text:span><text:span text:style-name="T5"> (уточнение типа данных)</text:span></text:p>
        </text:list-item>
      </text:list>
      <text:h text:style-name="P72" text:outline-level="3"><text:span text:style-name="Strong_20_Emphasis"><text:span text:style-name="T35">Управление памятью и безопасность:</text:span></text:span></text:h>
      <text:p text:style-name="P19"><text:span text:style-name="Strong_20_Emphasis"><text:span text:style-name="T5">Старый код:</text:span></text:span></text:p>
      <text:list text:style-name="L16">
        <text:list-item>
          <text:p text:style-name="P73"><text:span text:style-name="T5">Использовал сырые указатели </text:span><text:span text:style-name="Source_20_Text"><text:span text:style-name="T32">Node*</text:span></text:span><text:span text:style-name="T5">, что требовало ручного удаления через </text:span><text:span text:style-name="Source_20_Text"><text:span text:style-name="T32">deleteTree()</text:span></text:span></text:p>
        </text:list-item>
        <text:list-item>
          <text:p text:style-name="P74">При возникновении исключений или преждевременном выходе из функций могла возникать утечка памяти</text:p>
        </text:list-item>
        <text:list-item>
          <text:p text:style-name="P73"><text:span text:style-name="T5">Необходимость явного вызова </text:span><text:span text:style-name="Source_20_Text"><text:span text:style-name="T32">deleteTree()</text:span></text:span><text:span text:style-name="T5"> после использования дерева</text:span></text:p>
        </text:list-item>
      </text:list>
      <text:p text:style-name="P19"><text:span text:style-name="Strong_20_Emphasis"><text:span text:style-name="T5">Новый код:</text:span></text:span></text:p>
      <text:list text:style-name="L17">
        <text:list-item>
          <text:p text:style-name="P75"><text:span text:style-name="T5">Внедрен </text:span><text:span text:style-name="Source_20_Text"><text:span text:style-name="T32">std::unique_ptr&lt;Node&gt;</text:span></text:span><text:span text:style-name="T5"> для автоматического управления памятью</text:span></text:p>
        </text:list-item>
        <text:list-item>
          <text:p text:style-name="P75"><text:span text:style-name="T5">Все функции возвращают </text:span><text:span text:style-name="Source_20_Text"><text:span text:style-name="T32">std::unique_ptr&lt;Node&gt;</text:span></text:span><text:span text:style-name="T5"> вместо сырых указателей</text:span></text:p>
        </text:list-item>
        <text:list-item>
          <text:p text:style-name="P75"><text:span text:style-name="T5">Память освобождается автоматически при выходе </text:span><text:span text:style-name="Source_20_Text"><text:span text:style-name="T32">std::unique_ptr</text:span></text:span><text:span text:style-name="T5"> из области видимости</text:span></text:p>
        </text:list-item>
        <text:list-item>
          <text:p text:style-name="P76">Исключены утечки памяти (memory leaks), так как дерево удаляется автоматически при выходе объекта из области видимости</text:p>
        </text:list-item>
        <text:list-item>
          <text:p text:style-name="P75"><text:span text:style-name="T5">Удалена необходимость в явном вызове </text:span><text:span text:style-name="Source_20_Text"><text:span text:style-name="T32">deleteTree()</text:span></text:span><text:span text:style-name="T5"> (функция оставлена для обратной совместимости, но не используется)</text:span></text:p>
        </text:list-item>
      </text:list>
      <text:h text:style-name="P77" text:outline-level="3">Обработка ошибок и логика:</text:h>
      <text:p text:style-name="P19"><text:span text:style-name="Strong_20_Emphasis"><text:span text:style-name="T5">Старый код:</text:span></text:span></text:p>
      <text:list text:style-name="L18">
        <text:list-item>
          <text:p text:style-name="P78">Возвращал 0 при ошибках деления на ноль</text:p>
        </text:list-item>
        <text:list-item>
          <text:p text:style-name="P78">Отсутствовала обработка исключительных ситуаций</text:p>
        </text:list-item>
        <text:list-item>
          <text:p text:style-name="P78">При ошибках программа продолжала выполнение с некорректными значениями</text:p>
        </text:list-item>
      </text:list>
      <text:p text:style-name="P19"><text:span text:style-name="Strong_20_Emphasis"><text:span text:style-name="T5">Новый код:</text:span></text:span></text:p>
      <text:list text:style-name="L19">
        <text:list-item>
          <text:p text:style-name="P79"><text:span text:style-name="T5">Внедрена генерация исключений </text:span><text:span text:style-name="Source_20_Text"><text:span text:style-name="T32">std::runtime_error</text:span></text:span><text:span text:style-name="T5"> для критических ситуаций:</text:span></text:p>
          <text:list>
            <text:list-item>
              <text:p text:style-name="P80"><text:span text:style-name="T5">«Деление на ноль» при выполнении операции </text:span><text:span text:style-name="Source_20_Text"><text:span text:style-name="T32">/</text:span></text:span></text:p>
            </text:list-item>
            <text:list-item>
              <text:p text:style-name="P80"><text:span text:style-name="T5">«Деление на ноль при вычислении остатка» при выполнении операции </text:span><text:span text:style-name="Source_20_Text"><text:span text:style-name="T32">%</text:span></text:span></text:p>
            </text:list-item>
          </text:list>
        </text:list-item>
        <text:list-item>
          <text:p text:style-name="P80"><text:span text:style-name="T5">В </text:span><text:span text:style-name="Source_20_Text"><text:span text:style-name="T32">main.cpp</text:span></text:span><text:span text:style-name="T5"> добавлен блок </text:span><text:span text:style-name="Source_20_Text"><text:span text:style-name="T32">try-catch</text:span></text:span><text:span text:style-name="T5"> для безопасного перехвата этих ошибок</text:span></text:p>
        </text:list-item>
        <text:list-item>
          <text:p text:style-name="P81">При возникновении ошибки программа выводит информативное сообщение и корректно завершает работу</text:p>
        </text:list-item>
        <text:list-item>
          <text:p text:style-name="P80"><text:span text:style-name="T5">Добавлены проверки на </text:span><text:span text:style-name="Source_20_Text"><text:span text:style-name="T32">nullptr</text:span></text:span><text:span text:style-name="T5"> при работе с умными указателями</text:span></text:p>
        </text:list-item>
      </text:list>
      <text:h text:style-name="P77" text:outline-level="3">Использование пространств имен:</text:h>
      <text:list text:style-name="L20">
        <text:list-item>
          <text:p text:style-name="P82"><text:span text:style-name="T5">Удалена директива </text:span><text:span text:style-name="Source_20_Text"><text:span text:style-name="T32">using namespace std;</text:span></text:span><text:span text:style-name="T5"> из всех файлов проекта</text:span></text:p>
        </text:list-item>
        <text:list-item>
          <text:p text:style-name="P83"><text:soft-page-break/>Добавлено setlocale(LC_ALL, "Russian");</text:p>
        </text:list-item>
      </text:list>
      <text:p text:style-name="P84"><text:span text:style-name="Strong_20_Emphasis"><text:span text:style-name="T36">3 чат: </text:span></text:span><text:a xlink:type="simple" xlink:href="https://chatgpt.com/" text:style-name="Internet_20_link" text:visited-style-name="Visited_20_Internet_20_Link"><text:span text:style-name="Strong_20_Emphasis"><text:span text:style-name="T37">https://chatgpt.com/</text:span></text:span></text:a><text:span text:style-name="Strong_20_Emphasis"><text:span text:style-name="T38"> </text:span></text:span></text:p>
      <text:p text:style-name="P85">промт:</text:p>
      <text:p text:style-name="P85"/>
      <text:p text:style-name="P85">напиши на с++ рабочий код.В текстовом файле с именем filename дано арифметическое выражение в обратной польской записи.Операндами в выражении являются целые числа из промежутка.от 0 до 9. Используемые операции : сложение(+), вычитание(-), умножение(*), деление нацело(/ ) и целочисленный остаток от деления(%).Постройте дерево, соответствующее данному выражению.Знаки операций кодируйте числами : сложение(-1), вычитание(-2), умножение(-3), деление нацело(-4) и целочисленный остаток от деления(-5).Преобразуйте дерево так, чтобы в нем не было операции умножения(замените поддеревья, в которых есть умножение значением данного поддерева).Выведите <text:span text:style-name="T26">указатель на корень полученного дерева.</text:span></text:p>
      <text:p text:style-name="P86"><text:s/></text:p>
      <text:p text:style-name="P87">Форматирование и стиль кода:</text:p>
      <text:p text:style-name="P87"/>
      <text:p text:style-name="P88"><text:span text:style-name="T9">Отступы: исправлены с 4 пробелов на 2 пробела </text:span></text:p>
      <text:p text:style-name="P89"><text:span text:style-name="Strong_20_Emphasis"><text:span text:style-name="T6">Положение скобок:</text:span></text:span><text:span text:style-name="T6"> открывающие скобки { перенесены на ту же строку, закрывающие } на отдельной строк</text:span><text:span text:style-name="T7">е</text:span><text:span text:style-name="T8">.</text:span></text:p>
      <text:p text:style-name="P90"><text:span text:style-name="Strong_20_Emphasis"><text:span text:style-name="T9">Длина строк:</text:span></text:span> строки длиннее 80 символов разбиты на несколько строк.</text:p>
      <text:p text:style-name="P90"><text:span text:style-name="Strong_20_Emphasis"><text:span text:style-name="T35">Имена функций:</text:span></text:span></text:p>
      <text:p text:style-name="P91"><text:span text:style-name="Strong_20_Emphasis"><text:span text:style-name="T5">• buildTree() → build_tree()<text:line-break/>• evaluate() → evaluate</text:span></text:span><text:span text:style-name="Strong_20_Emphasis"><text:span text:style-name="T39">_</text:span></text:span><text:span text:style-name="Strong_20_Emphasis"><text:span text:style-name="T40">tree</text:span></text:span><text:span text:style-name="Strong_20_Emphasis"><text:span text:style-name="T5">()<text:line-break/>• transform() → transform</text:span></text:span><text:span text:style-name="Strong_20_Emphasis"><text:span text:style-name="T40">_tree</text:span></text:span><text:span text:style-name="Strong_20_Emphasis"><text:span text:style-name="T5">()<text:line-break/>• printTree() → print_tree()<text:line-break/>• getValue() → get_value()</text:span></text:span></text:p>
      <text:p text:style-name="P91"><text:span text:style-name="Strong_20_Emphasis"><text:span text:style-name="T5">Имена переменных и констант:<text:line-break/>• file → input_file (более информативное имя)<text:line-break/>• st → node_stack (соответствие стилю lower_case_with_underscores)<text:line-break/>• token → current_token (явное указание на текущий токен)<text:line-break/>• op → operation_code (полное имя вместо сокращения)<text:line-break/>• node → new_node (соответствие стилю)<text:line-break/>• left → left_operand (явное указание на левую ветвь/операнд)<text:line-break/>• right → right_operand (явное указание на правую ветвь/операнд)<text:line-break/>• result → root_value (значение корня дерева)<text:line-break/>• root → root_node / root_tree (уточнение, что это корень дерева)<text:line-break/>• transformedRoot → transformed_tree (уточнение типа данных)<text:line-break/>• l, r → left_value, right_value (контекстно-зависимые имена для вычислений)</text:span></text:span></text:p>
      <text:h text:style-name="P92" text:outline-level="2"><text:soft-page-break/><text:span text:style-name="Strong_20_Emphasis"><text:span text:style-name="T5">Управление памятью и безопасность:</text:span></text:span></text:h>
      <text:p text:style-name="P93">Старый код:<text:line-break/>• Использовал сырые указатели Node*, требовавшие ручного удаления через deleteTree()<text:line-break/>• При возникновении исключений или преждевременном выходе из функций могла возникать утечка памяти<text:line-break/>• Необходимость явного вызова deleteTree() после использования дерева</text:p>
      <text:p text:style-name="P93">Новый код:<text:line-break/>• Внедрён std::unique_ptr&lt;Node&gt; для автоматического управления памятью<text:line-break/>• Все функции возвращают std::unique_ptr&lt;Node&gt; вместо сырых указателей<text:line-break/>• Память освобождается автоматически при выходе std::unique_ptr из области видимости<text:line-break/>• Исключены утечки памяти (memory leaks), так как дерево удаляется автоматически при выходе объекта из области видимости<text:line-break/>• Удалена необходимость в явном вызове deleteTree() (функция оставлена для обратной совместимости, но не используется)</text:p>
      <text:h text:style-name="P92" text:outline-level="2"><text:span text:style-name="Strong_20_Emphasis"><text:span text:style-name="T5">Обработка ошибок и логика:</text:span></text:span></text:h>
      <text:p text:style-name="P93">Старый код:<text:line-break/>• Возвращал 0 при ошибках деления на ноль<text:line-break/>• Отсутствовала обработка исключительных ситуаций<text:line-break/>• При ошибках программа продолжала выполнение с некорректными значениями</text:p>
      <text:p text:style-name="P93">Новый код:<text:line-break/>• Внедрена генерация исключений std::runtime_error для критических ситуаций:<text:line-break/> ◦ «Деление на ноль» при выполнении операции /<text:line-break/> ◦ «Деление на ноль при вычислении остатка» при выполнении операции %<text:line-break/>• В main.cpp добавлен блок try-catch для безопасного перехвата этих ошибок<text:line-break/>• При возникновении ошибки программа выводит информативное сообщение и корректно завершает работу<text:line-break/>• Добавлены проверки на nullptr при работе с умными указателями</text:p>
      <text:h text:style-name="P92" text:outline-level="2"><text:span text:style-name="Strong_20_Emphasis"><text:span text:style-name="T5">Использование пространств имен:</text:span></text:span></text:h>
      <text:p text:style-name="P93">• Удалена директива using namespace std; из всех файлов проекта<text:line-break/>• Добавлено setlocale(LC_ALL, "Russian")</text:p>
      <text:p text:style-name="P94"><text:span text:style-name="Strong_20_Emphasis"><text:span text:style-name="T41">Задача 3.</text:span></text:span></text:p>
      <text:p text:style-name="P95">Постановка задачи:</text:p>
      <text:p text:style-name="P95"/>
      <text:p text:style-name="P95">Юный путешественник решил изучить схему авиационного сообщения Схема авиацион ного сообщения задана в текстовом файле с именем FileName. в виде матрицы смежности. Первая строка файла содержит количество городов (n) n&lt;=15, связанных авиационным сообщением, а следующие n строк хранят матрицу (m), m[i][j]=0, если не имеется возможности перелета <text:soft-page-break/>из го рода i в город j, иначе m[i][j]=1. Определить номера городов, в которые из города K можно доле теть не менее чем с L пересадками и более коротких путей к таким городам не существует. Пере числите номера таких городов в порядке возрастания. Нумерация городов начинается с 1. Если таких городов нет, выведите число (-1).</text:p>
      <text:p text:style-name="P95"/>
      <text:p text:style-name="P96">1 чат: <text:a xlink:type="simple" xlink:href="https://gemini.google.com/" text:style-name="Internet_20_link" text:visited-style-name="Visited_20_Internet_20_Link"><text:span text:style-name="T23">https://gemini.google.com/</text:span></text:a></text:p>
      <text:p text:style-name="P95"><text:s/></text:p>
      <text:p text:style-name="P97">промт:</text:p>
      <text:p text:style-name="P97"/>
      <text:p text:style-name="P98"><text:span text:style-name="T42">напиши на с++ рабочий код.</text:span> Юный путешественник решил изучить схему авиационного сообщения Схема авиацион ного сообщения задана в текстовом файле с именем FileName. в виде матрицы смежности. Первая строка файла содержит количество городов (n) n&lt;=15, связанных авиационным сообщением, а следующие n строк хранят матрицу (m), m[i][j]=0, если не имеется возможности перелета из го рода i в город j, иначе m[i][j]=1. Определить номера городов, в которые из города K можно доле теть не менее чем с L пересадками и более коротких путей к таким городам не существует. Пере числите номера таких городов в порядке возрастания. Нумерация городов начинается с 1. Если таких городов нет, выведите число (-1). </text:p>
      <text:p text:style-name="P95"><text:s/></text:p>
      <text:p text:style-name="P99">Форматирование и стиль кода:</text:p>
      <text:p text:style-name="P100"/>
      <text:p text:style-name="P101">Отступы: исправлены с 4 пробелов на 2 пробела </text:p>
      <text:p text:style-name="P102"><text:span text:style-name="Strong_20_Emphasis"><text:span text:style-name="T6">Положение скобок:</text:span></text:span><text:span text:style-name="T6"> открывающие скобки { перенесены на ту же строку, закрывающие } на отдельной строк</text:span><text:span text:style-name="T7">е</text:span><text:span text:style-name="T8">.</text:span></text:p>
      <text:p text:style-name="P103"><text:span text:style-name="Strong_20_Emphasis"><text:span text:style-name="T5">Длина строк: строки длиннее 80 символов разбиты на несколько строк:</text:span></text:span></text:p>
      <text:h text:style-name="P104" text:outline-level="3"><text:span text:style-name="Strong_20_Emphasis"><text:span text:style-name="T39">Имена функций:</text:span></text:span></text:h>
      <text:list text:style-name="L21">
        <text:list-item>
          <text:p text:style-name="P105"><text:span text:style-name="Source_20_Text"><text:span text:style-name="T21">find_cities()</text:span></text:span><text:span text:style-name="T22"> → </text:span><text:span text:style-name="Source_20_Text"><text:span text:style-name="T21">find_target_cities()</text:span></text:span><text:span text:style-name="T22"> (более инф</text:span></text:p>
        </text:list-item>
        <text:list-item>
          <text:p text:style-name="P106">ормативное имя в стиле lower_case_with_underscores).</text:p>
        </text:list-item>
      </text:list>
      <text:h text:style-name="P107" text:outline-level="3">Имена переменных и констант:</text:h>
      <text:list text:style-name="L22">
        <text:list-item>
          <text:p text:style-name="P108"><text:span text:style-name="Source_20_Text"><text:span text:style-name="T21">n</text:span></text:span><text:span text:style-name="T22"> → </text:span><text:span text:style-name="Source_20_Text"><text:span text:style-name="T21">n_cities</text:span></text:span><text:span text:style-name="T22"> (информативное имя для количества узлов графа).</text:span></text:p>
        </text:list-item>
        <text:list-item>
          <text:p text:style-name="P108"><text:span text:style-name="Source_20_Text"><text:span text:style-name="T21">adj</text:span></text:span><text:span text:style-name="T22"> → </text:span><text:span text:style-name="Source_20_Text"><text:span text:style-name="T21">adjacency_matrix</text:span></text:span><text:span text:style-name="T22"> (полное название структуры данных вместо сокращения).</text:span></text:p>
        </text:list-item>
        <text:list-item>
          <text:p text:style-name="P108"><text:span text:style-name="Source_20_Text"><text:span text:style-name="T21">q</text:span></text:span><text:span text:style-name="T22"> → </text:span><text:span text:style-name="Source_20_Text"><text:span text:style-name="T21">visit_queue</text:span></text:span><text:span text:style-name="T22"> (соответствие стилю, указывает на очередь посещения BFS).</text:span></text:p>
        </text:list-item>
        <text:list-item>
          <text:p text:style-name="P108"><text:span text:style-name="Source_20_Text"><text:span text:style-name="T21">u</text:span></text:span><text:span text:style-name="T22"> → </text:span><text:span text:style-name="Source_20_Text"><text:span text:style-name="T21">current_city_index</text:span></text:span><text:span text:style-name="T22"> (явное обозначение индекса текущего рассматриваемого города).</text:span></text:p>
        </text:list-item>
        <text:list-item>
          <text:p text:style-name="P108"><text:span text:style-name="Source_20_Text"><text:span text:style-name="T21">s</text:span></text:span><text:span text:style-name="T22"> → </text:span><text:span text:style-name="Source_20_Text"><text:span text:style-name="T21">start_index</text:span></text:span><text:span text:style-name="T22"> (индекс начального города с учетом 0-индексации).</text:span></text:p>
        </text:list-item>
        <text:list-item>
          <text:p text:style-name="P108"><text:span text:style-name="Source_20_Text"><text:span text:style-name="T21">target_distance</text:span></text:span><text:span text:style-name="T22"> → </text:span><text:span text:style-name="Source_20_Text"><text:span text:style-name="T21">kTargetDistance</text:span></text:span><text:span text:style-name="T22"> (константа в стиле kCamelCase).</text:span></text:p>
        </text:list-item>
        <text:list-item>
          <text:p text:style-name="P109"><text:span text:style-name="Source_20_Text"><text:span text:style-name="T43">u</text:span></text:span><text:span text:style-name="T44"> → </text:span><text:span text:style-name="Source_20_Text"><text:span text:style-name="T43">current_u</text:span></text:span><text:span text:style-name="T44"> </text:span></text:p>
        </text:list-item>
        <text:list-item>
          <text:p text:style-name="P108"><text:span text:style-name="Source_20_Text"><text:span text:style-name="T21">result</text:span></text:span><text:span text:style-name="T22"> → </text:span><text:span text:style-name="Source_20_Text"><text:span text:style-name="T21">result_cities</text:span></text:span><text:span text:style-name="T22"> (уточнение содержимого вектора).</text:span></text:p>
        </text:list-item>
        <text:list-item>
          <text:p text:style-name="P108"><text:span text:style-name="Source_20_Text"><text:span text:style-name="T21">k, l</text:span></text:span><text:span text:style-name="T22"> → </text:span><text:span text:style-name="Source_20_Text"><text:span text:style-name="T21">start_k</text:span></text:span><text:span text:style-name="T22">, </text:span><text:span text:style-name="Source_20_Text"><text:span text:style-name="T21">transfers_l</text:span></text:span><text:span text:style-name="T22"> (информативные имена для входных параметров).</text:span></text:p>
        </text:list-item>
      </text:list>
      <text:h text:style-name="P110" text:outline-level="2"><text:soft-page-break/><text:span text:style-name="Strong_20_Emphasis"><text:span text:style-name="T39">Управление памятью и безопасность</text:span></text:span></text:h>
      <text:p text:style-name="P111">Старый код:</text:p>
      <text:list text:style-name="L23">
        <text:list-item>
          <text:p text:style-name="P112">Использовал стандартные контейнеры, но управление логикой переходов было рассредоточено, что затрудняло чтение.</text:p>
        </text:list-item>
        <text:list-item>
          <text:p text:style-name="P112">Отсутствовала строгая изоляция данных (матрица и очередь находились в одной области видимости с логикой вывода).</text:p>
        </text:list-item>
      </text:list>
      <text:p text:style-name="P111">Новый код:</text:p>
      <text:list text:style-name="L24">
        <text:list-item>
          <text:p text:style-name="P113"><text:span text:style-name="T22">Использование </text:span><text:span text:style-name="Source_20_Text"><text:span text:style-name="T21">std::vector&lt;std::vector&lt;int&gt;&gt;</text:span></text:span><text:span text:style-name="T22"> обеспечивает автоматическое управление памятью по принципу RAII.</text:span></text:p>
        </text:list-item>
        <text:list-item>
          <text:p text:style-name="P114">Логика инкапсулирована в функции, что гарантирует очистку всех локальных структур (очередей, векторов расстояний) сразу после завершения вычислений.</text:p>
        </text:list-item>
        <text:list-item>
          <text:p text:style-name="P113"><text:span text:style-name="T22">Внедрена передача объектов по константной ссылке (</text:span><text:span text:style-name="Source_20_Text"><text:span text:style-name="T21">const std::string&amp;</text:span></text:span><text:span text:style-name="T22">), что исключает лишнее копирование данных и повышает производительность.</text:span></text:p>
        </text:list-item>
      </text:list>
      <text:h text:style-name="P110" text:outline-level="2"><text:span text:style-name="Strong_20_Emphasis"><text:span text:style-name="T39">Обработка ошибок и логика</text:span></text:span></text:h>
      <text:p text:style-name="P111">Старый код:</text:p>
      <text:list text:style-name="L25">
        <text:list-item>
          <text:p text:style-name="P115"><text:span text:style-name="T22">Выводил ошибки в поток </text:span><text:span text:style-name="Source_20_Text"><text:span text:style-name="T21">std::cerr</text:span></text:span><text:span text:style-name="T22">, но продолжал выполнение функции.</text:span></text:p>
        </text:list-item>
        <text:list-item>
          <text:p text:style-name="P115"><text:span text:style-name="T22">Использовал «тихий» </text:span><text:span text:style-name="Source_20_Text"><text:span text:style-name="T21">return</text:span></text:span><text:span text:style-name="T22"> при невозможности открыть файл.</text:span></text:p>
        </text:list-item>
        <text:list-item>
          <text:p text:style-name="P116">Отсутствовала проверка корректности считанных данных из файла (например, если файл пуст).</text:p>
        </text:list-item>
      </text:list>
      <text:p text:style-name="P111">Новый код:</text:p>
      <text:list text:style-name="L26">
        <text:list-item>
          <text:p text:style-name="P117"><text:span text:style-name="T22">Внедрена генерация исключений </text:span><text:span text:style-name="Source_20_Text"><text:span text:style-name="T21">std::runtime_error</text:span></text:span><text:span text:style-name="T22"> для критических ситуаций:</text:span></text:p>
          <text:list>
            <text:list-item>
              <text:p text:style-name="P117"><text:span text:style-name="T22">«Не удалось открыть файл» — если файл </text:span><text:span text:style-name="Source_20_Text"><text:span text:style-name="T21">matrix.txt</text:span></text:span><text:span text:style-name="T22"> отсутствует.</text:span></text:p>
            </text:list-item>
            <text:list-item>
              <text:p text:style-name="P118">«Ошибка чтения данных» — если структура файла нарушена или количество городов не соответствует матрице.</text:p>
            </text:list-item>
          </text:list>
        </text:list-item>
        <text:list-item>
          <text:p text:style-name="P117"><text:span text:style-name="T22">В </text:span><text:span text:style-name="Source_20_Text"><text:span text:style-name="T21">main.cpp</text:span></text:span><text:span text:style-name="T22"> добавлен блок </text:span><text:span text:style-name="Source_20_Text"><text:span text:style-name="T21">try-catch</text:span></text:span><text:span text:style-name="T22"> для безопасного перехвата исключений и вывода информативных сообщений пользователю на русском языке.</text:span></text:p>
        </text:list-item>
        <text:list-item>
          <text:p text:style-name="P117"><text:span text:style-name="T22">Добавлена проверка корректности индекса начального города </text:span><text:span text:style-name="Source_20_Text"><text:span text:style-name="T21">K</text:span></text:span><text:span text:style-name="T22"> относительно размера матрицы.</text:span></text:p>
        </text:list-item>
      </text:list>
      <text:h text:style-name="P110" text:outline-level="2"><text:span text:style-name="Strong_20_Emphasis"><text:span text:style-name="T39">Использование пространств имен</text:span></text:span></text:h>
      <text:list text:style-name="L27">
        <text:list-item>
          <text:p text:style-name="P119"><text:span text:style-name="T45">Полностью удалена директива </text:span><text:span text:style-name="Source_20_Text"><text:span text:style-name="T46">using namespace std;</text:span></text:span></text:p>
        </text:list-item>
      </text:list>
      <text:p text:style-name="P120"><text:span text:style-name="Strong_20_Emphasis"><text:span text:style-name="T47"/></text:span></text:p>
      <text:p text:style-name="P121"><text:span text:style-name="T48">2 </text:span>чат: <text:a xlink:type="simple" xlink:href="https://chat.deepseek.com/" text:style-name="Internet_20_link" text:visited-style-name="Visited_20_Internet_20_Link"><text:span text:style-name="T49">https://chat.deepseek.com/</text:span></text:a></text:p>
      <text:p text:style-name="P122"><text:s/></text:p>
      <text:p text:style-name="P123">промт:</text:p>
      <text:p text:style-name="P123"/>
      <text:p text:style-name="P124"><text:span text:style-name="T42">напиши на с++ рабочий код.</text:span> Юный путешественник решил изучить схему авиационного сообщения Схема авиацион ного сообщения задана в текстовом файле с именем FileName. в виде матрицы смежности. Первая строка файла содержит количество городов (n) n&lt;=15, связанных авиационным сообщением, а следующие n строк хранят матрицу (m), m[i][j]=0, если не имеется возможности перелета из го рода i в город j, иначе m[i][j]=1. Определить номера городов, в которые из города K можно доле теть не менее чем с L пересадками и более коротких путей к таким городам не существует. Пере числите номера таких городов в <text:soft-page-break/>порядке возрастания. Нумерация городов начинается с 1. Если таких городов нет, выведите число (-1). </text:p>
      <text:p text:style-name="P122"><text:s/></text:p>
      <text:p text:style-name="P125">Форматирование и стиль кода:</text:p>
      <text:p text:style-name="P126"/>
      <text:p text:style-name="P127">Отступы: исправлены с 4 пробелов на 2 пробела </text:p>
      <text:p text:style-name="P128"><text:span text:style-name="Strong_20_Emphasis"><text:span text:style-name="T6">Положение скобок:</text:span></text:span><text:span text:style-name="T6"> открывающие скобки { перенесены на ту же строку, закрывающие } на отдельной строк</text:span><text:span text:style-name="T7">е</text:span><text:span text:style-name="T8">.</text:span></text:p>
      <text:p text:style-name="P129"><text:span text:style-name="Strong_20_Emphasis"><text:span text:style-name="T5">Длина строк: строки длиннее 80 символов разбиты на несколько строк.</text:span></text:span></text:p>
      <text:h text:style-name="P130" text:outline-level="3"><text:span text:style-name="Strong_20_Emphasis"><text:span text:style-name="T39">Имена функций:</text:span></text:span></text:h>
      <text:list text:style-name="L28">
        <text:list-item>
          <text:p text:style-name="P131"><text:span text:style-name="Source_20_Text"><text:span text:style-name="T50">FindCitiesWithMinTransfers</text:span></text:span><text:span text:style-name="Source_20_Text"><text:span text:style-name="T51">()</text:span></text:span><text:span text:style-name="T37"> → </text:span><text:span text:style-name="Source_20_Text"><text:span text:style-name="T51">find_сities_with_min_transfers()</text:span></text:span><text:span text:style-name="T37">(</text:span></text:p>
        </text:list-item>
        <text:list-item>
          <text:p text:style-name="P131"><text:span text:style-name="Source_20_Text"><text:span text:style-name="T50">BfsShortestPaths</text:span></text:span><text:span text:style-name="Source_20_Text"><text:span text:style-name="T51">()</text:span></text:span><text:span text:style-name="T37"> → </text:span><text:span text:style-name="Source_20_Text"><text:span text:style-name="T51">bfs_shortest_paths</text:span></text:span><text:span text:style-name="Source_20_Text"><text:span text:style-name="T51">()</text:span></text:span><text:span text:style-name="T37"> </text:span></text:p>
          <text:p text:style-name="P132"><text:span text:style-name="T37"/></text:p>
        </text:list-item>
        <text:list-item>
          <text:p text:style-name="P132">Имена переменных и констант:</text:p>
        </text:list-item>
      </text:list>
      <text:list text:style-name="L29">
        <text:list-item>
          <text:p text:style-name="P133"><text:span text:style-name="Source_20_Text"><text:span text:style-name="T32">n</text:span></text:span><text:span text:style-name="T5"> → </text:span><text:span text:style-name="Source_20_Text"><text:span text:style-name="T32">n_</text:span></text:span><text:span text:style-name="T5"> (добавлен суффикс </text:span><text:span text:style-name="Source_20_Text"><text:span text:style-name="T32">_</text:span></text:span><text:span text:style-name="T5"> для член-переменных класса)</text:span></text:p>
        </text:list-item>
        <text:list-item>
          <text:p text:style-name="P133"><text:span text:style-name="Source_20_Text"><text:span text:style-name="T32">graph</text:span></text:span><text:span text:style-name="T5"> → </text:span><text:span text:style-name="Source_20_Text"><text:span text:style-name="T32">graph_</text:span></text:span><text:span text:style-name="T5"> (добавлен суффикс </text:span><text:span text:style-name="Source_20_Text"><text:span text:style-name="T32">_</text:span></text:span><text:span text:style-name="T5"> для член-переменных класса)</text:span></text:p>
        </text:list-item>
        <text:list-item>
          <text:p text:style-name="P133"><text:span text:style-name="Source_20_Text"><text:span text:style-name="T32">adjMatrix</text:span></text:span><text:span text:style-name="T5"> → </text:span><text:span text:style-name="Source_20_Text"><text:span text:style-name="T32">adj_matrix</text:span></text:span><text:span text:style-name="T5"> (lower_case_with_underscores для параметров конструктора)</text:span></text:p>
        </text:list-item>
        <text:list-item>
          <text:p text:style-name="P133"><text:span text:style-name="Source_20_Text"><text:span text:style-name="T32">q</text:span></text:span><text:span text:style-name="T5"> → </text:span><text:span text:style-name="Source_20_Text"><text:span text:style-name="T32">visit_queue</text:span></text:span><text:span text:style-name="T5"> (переименована в </text:span><text:span text:style-name="Source_20_Text"><text:span text:style-name="T32">q</text:span></text:span><text:span text:style-name="T5"> в реализации BFS, так как является локальной переменной с краткой областью видимости)</text:span></text:p>
        </text:list-item>
        <text:list-item>
          <text:p text:style-name="P133"><text:span text:style-name="Source_20_Text"><text:span text:style-name="T32">current</text:span></text:span><text:span text:style-name="T5"> → </text:span><text:span text:style-name="Source_20_Text"><text:span text:style-name="T32">current_city</text:span></text:span><text:span text:style-name="T5"> (явное обозначение индекса текущего рассматриваемого города)</text:span></text:p>
        </text:list-item>
        <text:list-item>
          <text:p text:style-name="P133"><text:span text:style-name="Source_20_Text"><text:span text:style-name="T32">start</text:span></text:span><text:span text:style-name="T5"> → </text:span><text:span text:style-name="Source_20_Text"><text:span text:style-name="T32">start_index</text:span></text:span><text:span text:style-name="T5"> (индекс начального города с учетом 0-индексации)</text:span></text:p>
        </text:list-item>
        <text:list-item>
          <text:p text:style-name="P133"><text:span text:style-name="Source_20_Text"><text:span text:style-name="T32">distance</text:span></text:span><text:span text:style-name="T5"> → </text:span><text:span text:style-name="Source_20_Text"><text:span text:style-name="T32">distance_vector</text:span></text:span><text:span text:style-name="T5"> (уточнение содержимого вектора, но в реализации оставлено </text:span><text:span text:style-name="Source_20_Text"><text:span text:style-name="T32">distance</text:span></text:span><text:span text:style-name="T5"> для краткости)</text:span></text:p>
        </text:list-item>
        <text:list-item>
          <text:p text:style-name="P133"><text:span text:style-name="Source_20_Text"><text:span text:style-name="T32">result</text:span></text:span><text:span text:style-name="T5"> → </text:span><text:span text:style-name="Source_20_Text"><text:span text:style-name="T32">result_cities</text:span></text:span><text:span text:style-name="T5"> (уточнение содержимого вектора)</text:span></text:p>
        </text:list-item>
      </text:list>
      <text:h text:style-name="P134" text:outline-level="3">Управление памятью и безопасность</text:h>
      <text:p text:style-name="P135"><text:span text:style-name="Strong_20_Emphasis"><text:span text:style-name="T5">Старый код:</text:span></text:span></text:p>
      <text:list text:style-name="L30">
        <text:list-item>
          <text:p text:style-name="P136">Использовал стандартные контейнеры, но управление логикой переходов было рассредоточено, что затрудняло чтение</text:p>
        </text:list-item>
        <text:list-item>
          <text:p text:style-name="P136">Отсутствовала строгая изоляция данных (матрица и очередь находились в одной области видимости с логикой вывода)</text:p>
        </text:list-item>
        <text:list-item>
          <text:p text:style-name="P136">Член-переменные класса не были защищены модификаторами доступа</text:p>
        </text:list-item>
        <text:list-item>
          <text:p text:style-name="P136">Отсутствовала константность методов, не изменяющих состояние объекта</text:p>
        </text:list-item>
      </text:list>
      <text:p text:style-name="P135"><text:span text:style-name="Strong_20_Emphasis"><text:span text:style-name="T5">Новый код:</text:span></text:span></text:p>
      <text:list text:style-name="L31">
        <text:list-item>
          <text:p text:style-name="P137"><text:span text:style-name="T5">Использование </text:span><text:span text:style-name="Source_20_Text"><text:span text:style-name="T32">std::vector&lt;std::vector&lt;int&gt;&gt;</text:span></text:span><text:span text:style-name="T5"> с модификатором </text:span><text:span text:style-name="Source_20_Text"><text:span text:style-name="T32">const</text:span></text:span><text:span text:style-name="T5"> для член-переменных обеспечивает автоматическое управление памятью по принципу RAII и защиту от случайного изменения</text:span></text:p>
        </text:list-item>
        <text:list-item>
          <text:p text:style-name="P137"><text:soft-page-break/><text:span text:style-name="T5">Логика инкапсулирована в классе </text:span><text:span text:style-name="Source_20_Text"><text:span text:style-name="T32">GraphProcessor</text:span></text:span><text:span text:style-name="T5">, что гарантирует очистку всех локальных структур (очередей, векторов расстояний) сразу после завершения вычислений</text:span></text:p>
        </text:list-item>
        <text:list-item>
          <text:p text:style-name="P137"><text:span text:style-name="T5">Внедрена передача объектов по константной ссылке (</text:span><text:span text:style-name="Source_20_Text"><text:span text:style-name="T32">const std::vector&lt;std::vector&lt;int&gt;&gt;&amp;</text:span></text:span><text:span text:style-name="T5">), что исключает лишнее копирование данных и повышает производительность</text:span></text:p>
        </text:list-item>
        <text:list-item>
          <text:p text:style-name="P137"><text:span text:style-name="T5">Член-переменные класса помечены как </text:span><text:span text:style-name="Source_20_Text"><text:span text:style-name="T32">private</text:span></text:span><text:span text:style-name="T5">, обеспечивая инкапсуляцию данных</text:span></text:p>
        </text:list-item>
        <text:list-item>
          <text:p text:style-name="P137"><text:span text:style-name="T5">Методы, не изменяющие состояние объекта, помечены как </text:span><text:span text:style-name="Source_20_Text"><text:span text:style-name="T32">const</text:span></text:span><text:span text:style-name="T5"> (метод </text:span><text:span text:style-name="Source_20_Text"><text:span text:style-name="T32">BfsShortestPaths</text:span></text:span><text:span text:style-name="T5">)</text:span></text:p>
        </text:list-item>
        <text:list-item>
          <text:p text:style-name="P137"><text:span text:style-name="T5">Конструктор помечен как </text:span><text:span text:style-name="Source_20_Text"><text:span text:style-name="T32">explicit</text:span></text:span><text:span text:style-name="T5"> для предотвращения неявных преобразований</text:span></text:p>
        </text:list-item>
      </text:list>
      <text:h text:style-name="P134" text:outline-level="3">Обработка ошибок и логика</text:h>
      <text:p text:style-name="P135"><text:span text:style-name="Strong_20_Emphasis"><text:span text:style-name="T5">Старый код:</text:span></text:span></text:p>
      <text:list text:style-name="L32">
        <text:list-item>
          <text:p text:style-name="P138"><text:span text:style-name="T5">Выводил ошибки в поток </text:span><text:span text:style-name="Source_20_Text"><text:span text:style-name="T32">std::cout</text:span></text:span><text:span text:style-name="T5">, но продолжал выполнение программы</text:span></text:p>
        </text:list-item>
        <text:list-item>
          <text:p text:style-name="P138"><text:span text:style-name="T5">Использовал «тихий» </text:span><text:span text:style-name="Source_20_Text"><text:span text:style-name="T32">return</text:span></text:span><text:span text:style-name="T5"> при невозможности открыть файл</text:span></text:p>
        </text:list-item>
        <text:list-item>
          <text:p text:style-name="P139">Отсутствовала проверка корректности считанных данных из файла (например, если файл пуст или содержит некорректные значения)</text:p>
        </text:list-item>
        <text:list-item>
          <text:p text:style-name="P139">Отсутствовала проверка допустимости значений матрицы смежности (0 или 1)</text:p>
        </text:list-item>
        <text:list-item>
          <text:p text:style-name="P139">Отсутствовала проверка количества городов согласно условию (n ≤ 15)</text:p>
        </text:list-item>
      </text:list>
      <text:p text:style-name="P135"><text:span text:style-name="Strong_20_Emphasis"><text:span text:style-name="T5">Новый код:</text:span></text:span></text:p>
      <text:list text:style-name="L33">
        <text:list-item>
          <text:p text:style-name="P140"><text:span text:style-name="T5">В </text:span><text:span text:style-name="Source_20_Text"><text:span text:style-name="T32">main.cpp</text:span></text:span><text:span text:style-name="T5"> добавлены проверки успешности чтения данных из файла:</text:span></text:p>
          <text:list>
            <text:list-item>
              <text:p text:style-name="P141"><text:span text:style-name="T5">Проверка </text:span><text:span text:style-name="Source_20_Text"><text:span text:style-name="T32">if (!(file &gt;&gt; n))</text:span></text:span><text:span text:style-name="T5"> для обработки ошибок чтения количества городов</text:span></text:p>
            </text:list-item>
            <text:list-item>
              <text:p text:style-name="P141"><text:span text:style-name="T5">Проверка </text:span><text:span text:style-name="Source_20_Text"><text:span text:style-name="T32">if (n &lt;= 0 || n &gt; 15)</text:span></text:span><text:span text:style-name="T5"> согласно условию задачи</text:span></text:p>
            </text:list-item>
            <text:list-item>
              <text:p text:style-name="P142">Проверка успешности чтения каждого элемента матрицы</text:p>
            </text:list-item>
            <text:list-item>
              <text:p text:style-name="P142">Проверка допустимости значений матрицы (0 или 1)</text:p>
            </text:list-item>
          </text:list>
        </text:list-item>
        <text:list-item>
          <text:p text:style-name="P143">Добавлены проверки входных параметров:</text:p>
          <text:list>
            <text:list-item>
              <text:p text:style-name="P142">Проверка корректности номера города K (от 1 до n)</text:p>
            </text:list-item>
            <text:list-item>
              <text:p text:style-name="P142">Проверка неотрицательности количества пересадок L</text:p>
            </text:list-item>
          </text:list>
        </text:list-item>
        <text:list-item>
          <text:p text:style-name="P140"><text:span text:style-name="T5">В классе </text:span><text:span text:style-name="Source_20_Text"><text:span text:style-name="T32">GraphProcessor</text:span></text:span><text:span text:style-name="T5"> добавлены проверки границ:</text:span></text:p>
          <text:list>
            <text:list-item>
              <text:p text:style-name="P141"><text:span text:style-name="T5">Проверка </text:span><text:span text:style-name="Source_20_Text"><text:span text:style-name="T32">if (k &lt;= 0 || k &gt; n_)</text:span></text:span><text:span text:style-name="T5"> в методе </text:span><text:span text:style-name="Source_20_Text"><text:span text:style-name="T32">FindCitiesWithMinTransfers</text:span></text:span></text:p>
            </text:list-item>
            <text:list-item>
              <text:p text:style-name="P141"><text:span text:style-name="T5">Проверка </text:span><text:span text:style-name="Source_20_Text"><text:span text:style-name="T32">if (start &lt; 0 || start &gt;= n_)</text:span></text:span><text:span text:style-name="T5"> в методе </text:span><text:span text:style-name="Source_20_Text"><text:span text:style-name="T32">BfsShortestPaths</text:span></text:span></text:p>
            </text:list-item>
          </text:list>
        </text:list-item>
        <text:list-item>
          <text:p text:style-name="P142">Информативные сообщения об ошибках выводятся на русском языке с пояснением причины</text:p>
        </text:list-item>
      </text:list>
      <text:h text:style-name="P134" text:outline-level="3">Использование пространств имен</text:h>
      <text:list text:style-name="L34">
        <text:list-item>
          <text:p text:style-name="P144"><text:span text:style-name="T5">Полностью удалена директива </text:span><text:span text:style-name="Source_20_Text"><text:span text:style-name="T32">using namespace std;</text:span></text:span><text:span text:style-name="T5"> </text:span></text:p>
        </text:list-item>
      </text:list>
      <text:p text:style-name="P145"/>
      <text:p text:style-name="P146">3 чат:</text:p>
      <text:p text:style-name="P146"/>
      <text:p text:style-name="P147">промт:</text:p>
      <text:p text:style-name="P147"/>
      <text:p text:style-name="P148"><text:span text:style-name="T42">напиши на с++ рабочий код.</text:span> Юный путешественник решил изучить схему авиационного сообщения Схема авиацион ного сообщения задана в текстовом файле с именем FileName. в <text:soft-page-break/>виде матрицы смежности. Первая строка файла содержит количество городов (n) n&lt;=15, связанных авиационным сообщением, а следующие n строк хранят матрицу (m), m[i][j]=0, если не имеется возможности перелета из го рода i в город j, иначе m[i][j]=1. Определить номера городов, в которые из города K можно доле теть не менее чем с L пересадками и более коротких путей к таким городам не существует. Пере числите номера таких городов в порядке возрастания. Нумерация городов начинается с 1. Если таких городов нет, выведите <text:span text:style-name="T52">число (-1). </text:span></text:p>
      <text:p text:style-name="P149"><text:s/></text:p>
      <text:p text:style-name="P150">Форматирование и стиль кода:</text:p>
      <text:p text:style-name="P150"/>
      <text:p text:style-name="P151">Отступы: исправлены с 4 пробелов на 2 пробела </text:p>
      <text:p text:style-name="P152"><text:span text:style-name="Strong_20_Emphasis"><text:span text:style-name="T6">Положение скобок:</text:span></text:span><text:span text:style-name="T6"> открывающие скобки { перенесены на ту же строку, закрывающие } на отдельной строк</text:span><text:span text:style-name="T7">е</text:span><text:span text:style-name="T8">.</text:span></text:p>
      <text:p text:style-name="P153"><text:span text:style-name="Strong_20_Emphasis"><text:span text:style-name="T5">Длина строк: строки длиннее 80 символов разбиты на несколько строк.</text:span></text:span></text:p>
      <text:h text:style-name="P154" text:outline-level="3"><text:span text:style-name="Strong_20_Emphasis"><text:span text:style-name="T53">Имена функций:</text:span></text:span></text:h>
      <text:list text:style-name="L35">
        <text:list-item>
          <text:p text:style-name="P155"><text:span text:style-name="Strong_20_Emphasis"><text:span text:style-name="Source_20_Text"><text:span text:style-name="T54">findCitiesWithTransfers()</text:span></text:span></text:span><text:span text:style-name="Strong_20_Emphasis"><text:span text:style-name="T37"> → </text:span></text:span><text:span text:style-name="Strong_20_Emphasis"><text:span text:style-name="Source_20_Text"><text:span text:style-name="T54">find_cities_with_transfers()</text:span></text:span></text:span></text:p>
        </text:list-item>
      </text:list>
      <text:p text:style-name="P156"><text:span text:style-name="Strong_20_Emphasis"><text:span text:style-name="T5">Имена переменных и констант:</text:span></text:span></text:p>
      <text:list text:style-name="L36">
        <text:list-item>
          <text:p text:style-name="P157"><text:span text:style-name="Source_20_Text"><text:span text:style-name="T55">n</text:span></text:span><text:span text:style-name="T5"> → </text:span><text:span text:style-name="Source_20_Text"><text:span text:style-name="T55">num_cities</text:span></text:span></text:p>
        </text:list-item>
        <text:list-item>
          <text:p text:style-name="P157"><text:span text:style-name="Source_20_Text"><text:span text:style-name="T55">matrix</text:span></text:span><text:span text:style-name="T5"> → </text:span><text:span text:style-name="Source_20_Text"><text:span text:style-name="T55">adjacency_matrix</text:span></text:span></text:p>
        </text:list-item>
        <text:list-item>
          <text:p text:style-name="P157"><text:span text:style-name="Source_20_Text"><text:span text:style-name="T55">q</text:span></text:span><text:span text:style-name="T5"> → </text:span><text:span text:style-name="Source_20_Text"><text:span text:style-name="T55">transfer_queue</text:span></text:span></text:p>
        </text:list-item>
        <text:list-item>
          <text:p text:style-name="P157"><text:span text:style-name="Source_20_Text"><text:span text:style-name="T55">current</text:span></text:span><text:span text:style-name="T5"> → </text:span><text:span text:style-name="Source_20_Text"><text:span text:style-name="T55">current_city</text:span></text:span></text:p>
        </text:list-item>
        <text:list-item>
          <text:p text:style-name="P157"><text:span text:style-name="Source_20_Text"><text:span text:style-name="T55">K</text:span></text:span><text:span text:style-name="T5"> → сохранено как параметр </text:span></text:p>
        </text:list-item>
        <text:list-item>
          <text:p text:style-name="P157"><text:span text:style-name="Source_20_Text"><text:span text:style-name="T55">L</text:span></text:span><text:span text:style-name="T5"> → сохранено как параметр </text:span></text:p>
        </text:list-item>
        <text:list-item>
          <text:p text:style-name="P157"><text:span text:style-name="Source_20_Text"><text:span text:style-name="T55">minTransfers</text:span></text:span><text:span text:style-name="T5"> → </text:span><text:span text:style-name="Source_20_Text"><text:span text:style-name="T55">min_transfers_count</text:span></text:span></text:p>
        </text:list-item>
        <text:list-item>
          <text:p text:style-name="P158"><text:span text:style-name="Source_20_Text"><text:span text:style-name="T55">fileName</text:span></text:span><text:span text:style-name="Source_20_Text"><text:span text:style-name="T55">→ </text:span></text:span><text:span text:style-name="Source_20_Text"><text:span text:style-name="T55">file_name</text:span></text:span></text:p>
        </text:list-item>
        <text:list-item>
          <text:p text:style-name="P158"><text:span text:style-name="Source_20_Text"><text:span text:style-name="T55"><text:s/>transfers</text:span></text:span><text:span text:style-name="Source_20_Text"><text:span text:style-name="T55">→ </text:span></text:span><text:span text:style-name="Source_20_Text"><text:span text:style-name="T55"> current_transfers</text:span></text:span></text:p>
        </text:list-item>
      </text:list>
      <text:h text:style-name="P159" text:outline-level="3">Управление памятью и безопасность</text:h>
      <text:p text:style-name="P156"><text:span text:style-name="Strong_20_Emphasis"><text:span text:style-name="T5">Старый код:</text:span></text:span></text:p>
      <text:list text:style-name="L37">
        <text:list-item>
          <text:p text:style-name="P160">Использовал стандартные контейнеры без строгой изоляции</text:p>
        </text:list-item>
        <text:list-item>
          <text:p text:style-name="P160"><text:soft-page-break/>Отсутствовала защита данных</text:p>
        </text:list-item>
        <text:list-item>
          <text:p text:style-name="P160">Не было константности для неизменяемых методов</text:p>
        </text:list-item>
      </text:list>
      <text:p text:style-name="P156"><text:span text:style-name="Strong_20_Emphasis"><text:span text:style-name="T5">Новый код:</text:span></text:span></text:p>
      <text:list text:style-name="L38">
        <text:list-item>
          <text:p text:style-name="P161"><text:span text:style-name="T5">Внедрено использование </text:span><text:span text:style-name="Source_20_Text"><text:span text:style-name="T55">std::vector</text:span></text:span><text:span text:style-name="T5"> с автоматическим управлением памятью</text:span></text:p>
        </text:list-item>
        <text:list-item>
          <text:p text:style-name="P162">Логика инкапсулирована в функции</text:p>
        </text:list-item>
        <text:list-item>
          <text:p text:style-name="P163">Добавлена передача по константной ссылке</text:p>
        </text:list-item>
        <text:list-item>
          <text:p text:style-name="P162">Улучшена производительность за счёт отсутствия лишнего копирования</text:p>
        </text:list-item>
      </text:list>
      <text:h text:style-name="P159" text:outline-level="3">Обработка ошибок и логика</text:h>
      <text:p text:style-name="P156"><text:span text:style-name="Strong_20_Emphasis"><text:span text:style-name="T5">Старый код:</text:span></text:span></text:p>
      <text:list text:style-name="L39">
        <text:list-item>
          <text:p text:style-name="P164">Отсутствие полноценной обработки ошибок</text:p>
        </text:list-item>
        <text:list-item>
          <text:p text:style-name="P164">Не проверялась корректность входных данных</text:p>
        </text:list-item>
        <text:list-item>
          <text:p text:style-name="P164">Отсутствовали проверки границ</text:p>
        </text:list-item>
      </text:list>
      <text:p text:style-name="P156"><text:span text:style-name="Strong_20_Emphasis"><text:span text:style-name="T5">Новый код:</text:span></text:span></text:p>
      <text:list text:style-name="L40">
        <text:list-item>
          <text:p text:style-name="P165">Добавлена проверка успешности открытия файла</text:p>
        </text:list-item>
        <text:list-item>
          <text:p text:style-name="P165">Внедрена проверка корректности считанных данных</text:p>
        </text:list-item>
        <text:list-item>
          <text:p text:style-name="P165">Добавлены проверки допустимости значений матрицы (0 или 1)</text:p>
        </text:list-item>
        <text:list-item>
          <text:p text:style-name="P165">Реализована проверка количества городов</text:p>
        </text:list-item>
        <text:list-item>
          <text:p text:style-name="P165">Добавлены проверки входных параметров K и L</text:p>
        </text:list-item>
        <text:list-item>
          <text:p text:style-name="P165">Информативные сообщения об ошибках на русском языке</text:p>
        </text:list-item>
      </text:list>
      <text:h text:style-name="P159" text:outline-level="3">Использование пространств имён</text:h>
      <text:list text:style-name="L41">
        <text:list-item>
          <text:p text:style-name="P166"><text:span text:style-name="T5">Полностью удалена директива </text:span><text:span text:style-name="Source_20_Text"><text:span text:style-name="T55">using namespace std;</text:span></text:span></text:p>
        </text:list-item>
      </text:list>
      <text:p text:style-name="P167"><text:span text:style-name="Strong_20_Emphasis"><text:span text:style-name="T47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4T10:00:18.415358000</meta:creation-date>
    <dc:date>2026-03-24T17:48:13.507402700</dc:date>
    <meta:editing-duration>PT1H3M38S</meta:editing-duration>
    <meta:editing-cycles>1</meta:editing-cycles>
    <meta:document-statistic meta:table-count="0" meta:image-count="0" meta:object-count="0" meta:page-count="14" meta:paragraph-count="315" meta:word-count="3302" meta:character-count="23966" meta:non-whitespace-character-count="21061"/>
    <meta:generator>LibreOffice/25.8.5.2$Windows_X86_64 LibreOffice_project/9c8b85f387cc00a89945a79c9e6239f32e450ac2</meta:generator>
  </office:meta>
</office:document-meta>
</file>